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5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08300" table:style-name="ce57">
            <text:p>9,008,300</text:p>
          </table:table-cell>
          <table:table-cell office:value-type="float" office:value="23196178" table:style-name="ce58">
            <text:p>23,196,178</text:p>
          </table:table-cell>
          <table:table-cell office:value-type="float" office:value="11482441" table:style-name="ce58">
            <text:p>11,482,441</text:p>
          </table:table-cell>
          <table:table-cell office:value-type="float" office:value="11713737" table:style-name="ce59">
            <text:p>11,713,737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1322" table:style-name="ce57">
            <text:p>1,621,322</text:p>
          </table:table-cell>
          <table:table-cell office:value-type="float" office:value="3972841" table:style-name="ce62">
            <text:p>3,972,841</text:p>
          </table:table-cell>
          <table:table-cell office:value-type="float" office:value="1938646" table:style-name="ce62">
            <text:p>1,938,646</text:p>
          </table:table-cell>
          <table:table-cell office:value-type="float" office:value="2034195" table:style-name="ce59">
            <text:p>2,034,19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42426" table:style-name="ce57">
            <text:p>1,042,426</text:p>
          </table:table-cell>
          <table:table-cell office:value-type="float" office:value="2470599" table:style-name="ce62">
            <text:p>2,470,599</text:p>
          </table:table-cell>
          <table:table-cell office:value-type="float" office:value="1175883" table:style-name="ce62">
            <text:p>1,175,883</text:p>
          </table:table-cell>
          <table:table-cell office:value-type="float" office:value="1294716" table:style-name="ce59">
            <text:p>1,294,71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64917" table:style-name="ce57">
            <text:p>864,917</text:p>
          </table:table-cell>
          <table:table-cell office:value-type="float" office:value="2262765" table:style-name="ce62">
            <text:p>2,262,765</text:p>
          </table:table-cell>
          <table:table-cell office:value-type="float" office:value="1119201" table:style-name="ce62">
            <text:p>1,119,201</text:p>
          </table:table-cell>
          <table:table-cell office:value-type="float" office:value="1143564" table:style-name="ce59">
            <text:p>1,143,56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21204" table:style-name="ce57">
            <text:p>1,021,204</text:p>
          </table:table-cell>
          <table:table-cell office:value-type="float" office:value="2799312" table:style-name="ce62">
            <text:p>2,799,312</text:p>
          </table:table-cell>
          <table:table-cell office:value-type="float" office:value="1372698" table:style-name="ce62">
            <text:p>1,372,698</text:p>
          </table:table-cell>
          <table:table-cell office:value-type="float" office:value="1426614" table:style-name="ce59">
            <text:p>1,426,61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0969" table:style-name="ce57">
            <text:p>710,969</text:p>
          </table:table-cell>
          <table:table-cell office:value-type="float" office:value="1851483" table:style-name="ce62">
            <text:p>1,851,483</text:p>
          </table:table-cell>
          <table:table-cell office:value-type="float" office:value="921459" table:style-name="ce62">
            <text:p>921,459</text:p>
          </table:table-cell>
          <table:table-cell office:value-type="float" office:value="930024" table:style-name="ce59">
            <text:p>930,024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8991" table:style-name="ce57">
            <text:p>1,128,991</text:p>
          </table:table-cell>
          <table:table-cell office:value-type="float" office:value="2724134" table:style-name="ce61">
            <text:p>2,724,134</text:p>
          </table:table-cell>
          <table:table-cell office:value-type="float" office:value="1341766" table:style-name="ce62">
            <text:p>1,341,766</text:p>
          </table:table-cell>
          <table:table-cell office:value-type="float" office:value="1382368" table:style-name="ce59">
            <text:p>1,382,368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72242" table:style-name="ce57">
            <text:p>2,572,242</text:p>
          </table:table-cell>
          <table:table-cell office:value-type="float" office:value="6960939" table:style-name="ce61">
            <text:p>6,960,939</text:p>
          </table:table-cell>
          <table:table-cell office:value-type="float" office:value="3535111" table:style-name="ce62">
            <text:p>3,535,111</text:p>
          </table:table-cell>
          <table:table-cell office:value-type="float" office:value="3425828" table:style-name="ce59">
            <text:p>3,425,828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4596" table:style-name="ce36">
            <text:p>174,596</text:p>
          </table:table-cell>
          <table:table-cell office:value-type="float" office:value="448933" table:style-name="ce37">
            <text:p>448,933</text:p>
          </table:table-cell>
          <table:table-cell office:value-type="float" office:value="225937" table:style-name="ce37">
            <text:p>225,937</text:p>
          </table:table-cell>
          <table:table-cell office:value-type="float" office:value="222996" table:style-name="ce37">
            <text:p>222,99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2048" table:style-name="ce36">
            <text:p>212,048</text:p>
          </table:table-cell>
          <table:table-cell office:value-type="float" office:value="576027" table:style-name="ce37">
            <text:p>576,027</text:p>
          </table:table-cell>
          <table:table-cell office:value-type="float" office:value="293914" table:style-name="ce37">
            <text:p>293,914</text:p>
          </table:table-cell>
          <table:table-cell office:value-type="float" office:value="282113" table:style-name="ce37">
            <text:p>282,11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5769" table:style-name="ce36">
            <text:p>195,769</text:p>
          </table:table-cell>
          <table:table-cell office:value-type="float" office:value="535414" table:style-name="ce37">
            <text:p>535,414</text:p>
          </table:table-cell>
          <table:table-cell office:value-type="float" office:value="275885" table:style-name="ce37">
            <text:p>275,885</text:p>
          </table:table-cell>
          <table:table-cell office:value-type="float" office:value="259529" table:style-name="ce37">
            <text:p>259,52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400161" table:style-name="ce36">
            <text:p>400,161</text:p>
          </table:table-cell>
          <table:table-cell office:value-type="float" office:value="1247683" table:style-name="ce37">
            <text:p>1,247,683</text:p>
          </table:table-cell>
          <table:table-cell office:value-type="float" office:value="633111" table:style-name="ce37">
            <text:p>633,111</text:p>
          </table:table-cell>
          <table:table-cell office:value-type="float" office:value="614572" table:style-name="ce37">
            <text:p>614,57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92" table:style-name="ce36">
            <text:p>179,592</text:p>
          </table:table-cell>
          <table:table-cell office:value-type="float" office:value="481670" table:style-name="ce37">
            <text:p>481,670</text:p>
          </table:table-cell>
          <table:table-cell office:value-type="float" office:value="245879" table:style-name="ce37">
            <text:p>245,879</text:p>
          </table:table-cell>
          <table:table-cell office:value-type="float" office:value="235791" table:style-name="ce37">
            <text:p>235,791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770" table:style-name="ce36">
            <text:p>244,770</text:p>
          </table:table-cell>
          <table:table-cell office:value-type="float" office:value="666425" table:style-name="ce37">
            <text:p>666,425</text:p>
          </table:table-cell>
          <table:table-cell office:value-type="float" office:value="344212" table:style-name="ce37">
            <text:p>344,212</text:p>
          </table:table-cell>
          <table:table-cell office:value-type="float" office:value="322213" table:style-name="ce37">
            <text:p>322,2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068" table:style-name="ce36">
            <text:p>185,068</text:p>
          </table:table-cell>
          <table:table-cell office:value-type="float" office:value="490423" table:style-name="ce37">
            <text:p>490,423</text:p>
          </table:table-cell>
          <table:table-cell office:value-type="float" office:value="254266" table:style-name="ce37">
            <text:p>254,266</text:p>
          </table:table-cell>
          <table:table-cell office:value-type="float" office:value="236157" table:style-name="ce37">
            <text:p>236,1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3845" table:style-name="ce36">
            <text:p>293,845</text:p>
          </table:table-cell>
          <table:table-cell office:value-type="float" office:value="801201" table:style-name="ce37">
            <text:p>801,201</text:p>
          </table:table-cell>
          <table:table-cell office:value-type="float" office:value="407706" table:style-name="ce37">
            <text:p>407,706</text:p>
          </table:table-cell>
          <table:table-cell office:value-type="float" office:value="393495" table:style-name="ce37">
            <text:p>393,4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048" table:style-name="ce36">
            <text:p>84,048</text:p>
          </table:table-cell>
          <table:table-cell office:value-type="float" office:value="212924" table:style-name="ce55">
            <text:p>212,924</text:p>
          </table:table-cell>
          <table:table-cell office:value-type="float" office:value="109096" table:style-name="ce37">
            <text:p>109,096</text:p>
          </table:table-cell>
          <table:table-cell office:value-type="float" office:value="103828" table:style-name="ce37">
            <text:p>103,8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837" table:style-name="ce36">
            <text:p>127,837</text:p>
          </table:table-cell>
          <table:table-cell office:value-type="float" office:value="319351" table:style-name="ce37">
            <text:p>319,351</text:p>
          </table:table-cell>
          <table:table-cell office:value-type="float" office:value="161305" table:style-name="ce37">
            <text:p>161,305</text:p>
          </table:table-cell>
          <table:table-cell office:value-type="float" office:value="158046" table:style-name="ce37">
            <text:p>158,0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367" table:style-name="ce36">
            <text:p>42,367</text:p>
          </table:table-cell>
          <table:table-cell office:value-type="float" office:value="106238" table:style-name="ce37">
            <text:p>106,238</text:p>
          </table:table-cell>
          <table:table-cell office:value-type="float" office:value="54588" table:style-name="ce37">
            <text:p>54,588</text:p>
          </table:table-cell>
          <table:table-cell office:value-type="float" office:value="51650" table:style-name="ce37">
            <text:p>51,6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6068" table:style-name="ce36">
            <text:p>156,068</text:p>
          </table:table-cell>
          <table:table-cell office:value-type="float" office:value="361320" table:style-name="ce37">
            <text:p>361,320</text:p>
          </table:table-cell>
          <table:table-cell office:value-type="float" office:value="180096" table:style-name="ce37">
            <text:p>180,096</text:p>
          </table:table-cell>
          <table:table-cell office:value-type="float" office:value="181224" table:style-name="ce37">
            <text:p>181,2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4297" table:style-name="ce36">
            <text:p>174,297</text:p>
          </table:table-cell>
          <table:table-cell office:value-type="float" office:value="450347" table:style-name="ce37">
            <text:p>450,347</text:p>
          </table:table-cell>
          <table:table-cell office:value-type="float" office:value="222335" table:style-name="ce37">
            <text:p>222,335</text:p>
          </table:table-cell>
          <table:table-cell office:value-type="float" office:value="228012" table:style-name="ce37">
            <text:p>228,0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776" table:style-name="ce36">
            <text:p>101,776</text:p>
          </table:table-cell>
          <table:table-cell office:value-type="float" office:value="262983" table:style-name="ce37">
            <text:p>262,983</text:p>
          </table:table-cell>
          <table:table-cell office:value-type="float" office:value="126781" table:style-name="ce37">
            <text:p>126,781</text:p>
          </table:table-cell>
          <table:table-cell office:value-type="float" office:value="136202" table:style-name="ce37">
            <text:p>136,20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229" table:style-name="ce57">
            <text:p>46,229</text:p>
          </table:table-cell>
          <table:table-cell office:value-type="float" office:value="154105" table:style-name="ce61">
            <text:p>154,105</text:p>
          </table:table-cell>
          <table:table-cell office:value-type="float" office:value="77677" table:style-name="ce61">
            <text:p>77,677</text:p>
          </table:table-cell>
          <table:table-cell office:value-type="float" office:value="76428" table:style-name="ce61">
            <text:p>76,4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641" table:style-name="ce36">
            <text:p>42,641</text:p>
          </table:table-cell>
          <table:table-cell office:value-type="float" office:value="140323" table:style-name="ce37">
            <text:p>140,323</text:p>
          </table:table-cell>
          <table:table-cell office:value-type="float" office:value="69687" table:style-name="ce37">
            <text:p>69,687</text:p>
          </table:table-cell>
          <table:table-cell office:value-type="float" office:value="70636" table:style-name="ce37">
            <text:p>70,63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588" table:style-name="ce38">
            <text:p>3,588</text:p>
          </table:table-cell>
          <table:table-cell office:value-type="float" office:value="13782" table:style-name="ce39">
            <text:p>13,782</text:p>
          </table:table-cell>
          <table:table-cell office:value-type="float" office:value="7990" table:style-name="ce39">
            <text:p>7,990</text:p>
          </table:table-cell>
          <table:table-cell office:value-type="float" office:value="5792" table:style-name="ce39">
            <text:p>5,792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1322" table:style-name="ce82">
            <text:p>1,621,322</text:p>
          </table:table-cell>
          <table:table-cell office:value-type="float" office:value="3972841" table:style-name="ce79">
            <text:p>3,972,841</text:p>
          </table:table-cell>
          <table:table-cell office:value-type="float" office:value="1938646" table:style-name="ce79">
            <text:p>1,938,646</text:p>
          </table:table-cell>
          <table:table-cell office:value-type="float" office:value="2034195" table:style-name="ce83">
            <text:p>2,034,19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9457" table:style-name="ce9">
            <text:p>219,457</text:p>
          </table:table-cell>
          <table:table-cell office:value-type="float" office:value="547993" table:style-name="ce11">
            <text:p>547,993</text:p>
          </table:table-cell>
          <table:table-cell office:value-type="float" office:value="266181" table:style-name="ce11">
            <text:p>266,181</text:p>
          </table:table-cell>
          <table:table-cell office:value-type="float" office:value="281812" table:style-name="ce23">
            <text:p>281,8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5997" table:style-name="ce9">
            <text:p>155,997</text:p>
          </table:table-cell>
          <table:table-cell office:value-type="float" office:value="378736" table:style-name="ce11">
            <text:p>378,736</text:p>
          </table:table-cell>
          <table:table-cell office:value-type="float" office:value="185608" table:style-name="ce11">
            <text:p>185,608</text:p>
          </table:table-cell>
          <table:table-cell office:value-type="float" office:value="193128" table:style-name="ce23">
            <text:p>193,12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369" table:style-name="ce9">
            <text:p>169,369</text:p>
          </table:table-cell>
          <table:table-cell office:value-type="float" office:value="400861" table:style-name="ce11">
            <text:p>400,861</text:p>
          </table:table-cell>
          <table:table-cell office:value-type="float" office:value="193517" table:style-name="ce11">
            <text:p>193,517</text:p>
          </table:table-cell>
          <table:table-cell office:value-type="float" office:value="207344" table:style-name="ce23">
            <text:p>207,3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0642" table:style-name="ce9">
            <text:p>90,642</text:p>
          </table:table-cell>
          <table:table-cell office:value-type="float" office:value="211153" table:style-name="ce11">
            <text:p>211,153</text:p>
          </table:table-cell>
          <table:table-cell office:value-type="float" office:value="100036" table:style-name="ce11">
            <text:p>100,036</text:p>
          </table:table-cell>
          <table:table-cell office:value-type="float" office:value="111117" table:style-name="ce23">
            <text:p>111,11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2796" table:style-name="ce9">
            <text:p>162,796</text:p>
          </table:table-cell>
          <table:table-cell office:value-type="float" office:value="418289" table:style-name="ce11">
            <text:p>418,289</text:p>
          </table:table-cell>
          <table:table-cell office:value-type="float" office:value="203472" table:style-name="ce11">
            <text:p>203,472</text:p>
          </table:table-cell>
          <table:table-cell office:value-type="float" office:value="214817" table:style-name="ce23">
            <text:p>214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129" table:style-name="ce9">
            <text:p>130,129</text:p>
          </table:table-cell>
          <table:table-cell office:value-type="float" office:value="294966" table:style-name="ce11">
            <text:p>294,966</text:p>
          </table:table-cell>
          <table:table-cell office:value-type="float" office:value="141458" table:style-name="ce11">
            <text:p>141,458</text:p>
          </table:table-cell>
          <table:table-cell office:value-type="float" office:value="153508" table:style-name="ce23">
            <text:p>153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658" table:style-name="ce9">
            <text:p>67,658</text:p>
          </table:table-cell>
          <table:table-cell office:value-type="float" office:value="180044" table:style-name="ce11">
            <text:p>180,044</text:p>
          </table:table-cell>
          <table:table-cell office:value-type="float" office:value="89637" table:style-name="ce11">
            <text:p>89,637</text:p>
          </table:table-cell>
          <table:table-cell office:value-type="float" office:value="90407" table:style-name="ce23">
            <text:p>90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913" table:style-name="ce9">
            <text:p>32,913</text:p>
          </table:table-cell>
          <table:table-cell office:value-type="float" office:value="87920" table:style-name="ce11">
            <text:p>87,920</text:p>
          </table:table-cell>
          <table:table-cell office:value-type="float" office:value="44016" table:style-name="ce11">
            <text:p>44,016</text:p>
          </table:table-cell>
          <table:table-cell office:value-type="float" office:value="43904" table:style-name="ce23">
            <text:p>43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764" table:style-name="ce9">
            <text:p>44,764</text:p>
          </table:table-cell>
          <table:table-cell office:value-type="float" office:value="115185" table:style-name="ce11">
            <text:p>115,185</text:p>
          </table:table-cell>
          <table:table-cell office:value-type="float" office:value="57532" table:style-name="ce11">
            <text:p>57,532</text:p>
          </table:table-cell>
          <table:table-cell office:value-type="float" office:value="57653" table:style-name="ce23">
            <text:p>57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5345" table:style-name="ce9">
            <text:p>85,345</text:p>
          </table:table-cell>
          <table:table-cell office:value-type="float" office:value="184192" table:style-name="ce11">
            <text:p>184,192</text:p>
          </table:table-cell>
          <table:table-cell office:value-type="float" office:value="88088" table:style-name="ce11">
            <text:p>88,088</text:p>
          </table:table-cell>
          <table:table-cell office:value-type="float" office:value="96104" table:style-name="ce23">
            <text:p>96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284" table:style-name="ce9">
            <text:p>92,284</text:p>
          </table:table-cell>
          <table:table-cell office:value-type="float" office:value="204619" table:style-name="ce11">
            <text:p>204,619</text:p>
          </table:table-cell>
          <table:table-cell office:value-type="float" office:value="99531" table:style-name="ce11">
            <text:p>99,531</text:p>
          </table:table-cell>
          <table:table-cell office:value-type="float" office:value="105088" table:style-name="ce23">
            <text:p>105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27" table:style-name="ce9">
            <text:p>16,027</text:p>
          </table:table-cell>
          <table:table-cell office:value-type="float" office:value="38039" table:style-name="ce11">
            <text:p>38,039</text:p>
          </table:table-cell>
          <table:table-cell office:value-type="float" office:value="19169" table:style-name="ce11">
            <text:p>19,169</text:p>
          </table:table-cell>
          <table:table-cell office:value-type="float" office:value="18870" table:style-name="ce23">
            <text:p>18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1107" table:style-name="ce9">
            <text:p>91,107</text:p>
          </table:table-cell>
          <table:table-cell office:value-type="float" office:value="236198" table:style-name="ce11">
            <text:p>236,198</text:p>
          </table:table-cell>
          <table:table-cell office:value-type="float" office:value="115952" table:style-name="ce11">
            <text:p>115,952</text:p>
          </table:table-cell>
          <table:table-cell office:value-type="float" office:value="120246" table:style-name="ce23">
            <text:p>120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056" table:style-name="ce9">
            <text:p>74,056</text:p>
          </table:table-cell>
          <table:table-cell office:value-type="float" office:value="199964" table:style-name="ce11">
            <text:p>199,964</text:p>
          </table:table-cell>
          <table:table-cell office:value-type="float" office:value="97814" table:style-name="ce11">
            <text:p>97,814</text:p>
          </table:table-cell>
          <table:table-cell office:value-type="float" office:value="102150" table:style-name="ce23">
            <text:p>102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6008" table:style-name="ce9">
            <text:p>36,008</text:p>
          </table:table-cell>
          <table:table-cell office:value-type="float" office:value="90465" table:style-name="ce11">
            <text:p>90,465</text:p>
          </table:table-cell>
          <table:table-cell office:value-type="float" office:value="45285" table:style-name="ce11">
            <text:p>45,285</text:p>
          </table:table-cell>
          <table:table-cell office:value-type="float" office:value="45180" table:style-name="ce23">
            <text:p>45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77" table:style-name="ce9">
            <text:p>28,977</text:p>
          </table:table-cell>
          <table:table-cell office:value-type="float" office:value="76775" table:style-name="ce11">
            <text:p>76,775</text:p>
          </table:table-cell>
          <table:table-cell office:value-type="float" office:value="37870" table:style-name="ce11">
            <text:p>37,870</text:p>
          </table:table-cell>
          <table:table-cell office:value-type="float" office:value="38905" table:style-name="ce23">
            <text:p>38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1077" table:style-name="ce9">
            <text:p>51,077</text:p>
          </table:table-cell>
          <table:table-cell office:value-type="float" office:value="124639" table:style-name="ce11">
            <text:p>124,639</text:p>
          </table:table-cell>
          <table:table-cell office:value-type="float" office:value="60517" table:style-name="ce11">
            <text:p>60,517</text:p>
          </table:table-cell>
          <table:table-cell office:value-type="float" office:value="64122" table:style-name="ce23">
            <text:p>64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31" table:style-name="ce9">
            <text:p>9,831</text:p>
          </table:table-cell>
          <table:table-cell office:value-type="float" office:value="23427" table:style-name="ce11">
            <text:p>23,427</text:p>
          </table:table-cell>
          <table:table-cell office:value-type="float" office:value="11696" table:style-name="ce11">
            <text:p>11,696</text:p>
          </table:table-cell>
          <table:table-cell office:value-type="float" office:value="11731" table:style-name="ce23">
            <text:p>11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7" table:style-name="ce9">
            <text:p>3,367</text:p>
          </table:table-cell>
          <table:table-cell office:value-type="float" office:value="7370" table:style-name="ce11">
            <text:p>7,370</text:p>
          </table:table-cell>
          <table:table-cell office:value-type="float" office:value="4022" table:style-name="ce11">
            <text:p>4,022</text:p>
          </table:table-cell>
          <table:table-cell office:value-type="float" office:value="3348" table:style-name="ce23">
            <text:p>3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5" table:style-name="ce9">
            <text:p>2,565</text:p>
          </table:table-cell>
          <table:table-cell office:value-type="float" office:value="6586" table:style-name="ce11">
            <text:p>6,586</text:p>
          </table:table-cell>
          <table:table-cell office:value-type="float" office:value="3574" table:style-name="ce11">
            <text:p>3,574</text:p>
          </table:table-cell>
          <table:table-cell office:value-type="float" office:value="3012" table:style-name="ce23">
            <text:p>3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90" table:style-name="ce9">
            <text:p>9,590</text:p>
          </table:table-cell>
          <table:table-cell office:value-type="float" office:value="22160" table:style-name="ce11">
            <text:p>22,160</text:p>
          </table:table-cell>
          <table:table-cell office:value-type="float" office:value="11371" table:style-name="ce11">
            <text:p>11,371</text:p>
          </table:table-cell>
          <table:table-cell office:value-type="float" office:value="10789" table:style-name="ce23">
            <text:p>10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05" table:style-name="ce9">
            <text:p>4,205</text:p>
          </table:table-cell>
          <table:table-cell office:value-type="float" office:value="11039" table:style-name="ce11">
            <text:p>11,039</text:p>
          </table:table-cell>
          <table:table-cell office:value-type="float" office:value="5762" table:style-name="ce11">
            <text:p>5,762</text:p>
          </table:table-cell>
          <table:table-cell office:value-type="float" office:value="5277" table:style-name="ce23">
            <text:p>5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337" table:style-name="ce9">
            <text:p>16,337</text:p>
          </table:table-cell>
          <table:table-cell office:value-type="float" office:value="40203" table:style-name="ce11">
            <text:p>40,203</text:p>
          </table:table-cell>
          <table:table-cell office:value-type="float" office:value="20042" table:style-name="ce11">
            <text:p>20,042</text:p>
          </table:table-cell>
          <table:table-cell office:value-type="float" office:value="20161" table:style-name="ce23">
            <text:p>20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2" table:style-name="ce9">
            <text:p>2,202</text:p>
          </table:table-cell>
          <table:table-cell office:value-type="float" office:value="4301" table:style-name="ce11">
            <text:p>4,301</text:p>
          </table:table-cell>
          <table:table-cell office:value-type="float" office:value="2407" table:style-name="ce11">
            <text:p>2,407</text:p>
          </table:table-cell>
          <table:table-cell office:value-type="float" office:value="1894" table:style-name="ce23">
            <text:p>1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53" table:style-name="ce9">
            <text:p>3,653</text:p>
          </table:table-cell>
          <table:table-cell office:value-type="float" office:value="8182" table:style-name="ce11">
            <text:p>8,182</text:p>
          </table:table-cell>
          <table:table-cell office:value-type="float" office:value="4437" table:style-name="ce11">
            <text:p>4,437</text:p>
          </table:table-cell>
          <table:table-cell office:value-type="float" office:value="3745" table:style-name="ce23">
            <text:p>3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03" table:style-name="ce9">
            <text:p>4,303</text:p>
          </table:table-cell>
          <table:table-cell office:value-type="float" office:value="11392" table:style-name="ce11">
            <text:p>11,392</text:p>
          </table:table-cell>
          <table:table-cell office:value-type="float" office:value="5817" table:style-name="ce11">
            <text:p>5,817</text:p>
          </table:table-cell>
          <table:table-cell office:value-type="float" office:value="5575" table:style-name="ce23">
            <text:p>5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56" table:style-name="ce9">
            <text:p>7,256</text:p>
          </table:table-cell>
          <table:table-cell office:value-type="float" office:value="20677" table:style-name="ce11">
            <text:p>20,677</text:p>
          </table:table-cell>
          <table:table-cell office:value-type="float" office:value="10186" table:style-name="ce11">
            <text:p>10,186</text:p>
          </table:table-cell>
          <table:table-cell office:value-type="float" office:value="10491" table:style-name="ce23">
            <text:p>10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96" table:style-name="ce9">
            <text:p>7,496</text:p>
          </table:table-cell>
          <table:table-cell office:value-type="float" office:value="21168" table:style-name="ce11">
            <text:p>21,168</text:p>
          </table:table-cell>
          <table:table-cell office:value-type="float" office:value="10561" table:style-name="ce11">
            <text:p>10,561</text:p>
          </table:table-cell>
          <table:table-cell office:value-type="float" office:value="10607" table:style-name="ce23">
            <text:p>10,60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1" table:style-name="ce16">
            <text:p>1,911</text:p>
          </table:table-cell>
          <table:table-cell office:value-type="float" office:value="6298" table:style-name="ce18">
            <text:p>6,298</text:p>
          </table:table-cell>
          <table:table-cell office:value-type="float" office:value="3088" table:style-name="ce18">
            <text:p>3,088</text:p>
          </table:table-cell>
          <table:table-cell office:value-type="float" office:value="3210" table:style-name="ce19">
            <text:p>3,210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42426" table:style-name="ce71">
            <text:p>1,042,426</text:p>
          </table:table-cell>
          <table:table-cell office:value-type="float" office:value="2470599" table:style-name="ce79">
            <text:p>2,470,599</text:p>
          </table:table-cell>
          <table:table-cell office:value-type="float" office:value="1175883" table:style-name="ce79">
            <text:p>1,175,883</text:p>
          </table:table-cell>
          <table:table-cell office:value-type="float" office:value="1294716" table:style-name="ce73">
            <text:p>1,294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8859" table:style-name="ce52">
            <text:p>78,859</text:p>
          </table:table-cell>
          <table:table-cell office:value-type="float" office:value="188069" table:style-name="ce11">
            <text:p>188,069</text:p>
          </table:table-cell>
          <table:table-cell office:value-type="float" office:value="87962" table:style-name="ce11">
            <text:p>87,962</text:p>
          </table:table-cell>
          <table:table-cell office:value-type="float" office:value="100107" table:style-name="ce10">
            <text:p>100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6937" table:style-name="ce52">
            <text:p>86,937</text:p>
          </table:table-cell>
          <table:table-cell office:value-type="float" office:value="202379" table:style-name="ce11">
            <text:p>202,379</text:p>
          </table:table-cell>
          <table:table-cell office:value-type="float" office:value="96193" table:style-name="ce11">
            <text:p>96,193</text:p>
          </table:table-cell>
          <table:table-cell office:value-type="float" office:value="106186" table:style-name="ce10">
            <text:p>106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8179" table:style-name="ce52">
            <text:p>118,179</text:p>
          </table:table-cell>
          <table:table-cell office:value-type="float" office:value="285886" table:style-name="ce11">
            <text:p>285,886</text:p>
          </table:table-cell>
          <table:table-cell office:value-type="float" office:value="133357" table:style-name="ce11">
            <text:p>133,357</text:p>
          </table:table-cell>
          <table:table-cell office:value-type="float" office:value="152529" table:style-name="ce10">
            <text:p>152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8167" table:style-name="ce52">
            <text:p>98,167</text:p>
          </table:table-cell>
          <table:table-cell office:value-type="float" office:value="209798" table:style-name="ce11">
            <text:p>209,798</text:p>
          </table:table-cell>
          <table:table-cell office:value-type="float" office:value="97134" table:style-name="ce11">
            <text:p>97,134</text:p>
          </table:table-cell>
          <table:table-cell office:value-type="float" office:value="112664" table:style-name="ce10">
            <text:p>112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219" table:style-name="ce52">
            <text:p>64,219</text:p>
          </table:table-cell>
          <table:table-cell office:value-type="float" office:value="146995" table:style-name="ce11">
            <text:p>146,995</text:p>
          </table:table-cell>
          <table:table-cell office:value-type="float" office:value="69905" table:style-name="ce11">
            <text:p>69,905</text:p>
          </table:table-cell>
          <table:table-cell office:value-type="float" office:value="77090" table:style-name="ce10">
            <text:p>77,0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671" table:style-name="ce52">
            <text:p>51,671</text:p>
          </table:table-cell>
          <table:table-cell office:value-type="float" office:value="118331" table:style-name="ce11">
            <text:p>118,331</text:p>
          </table:table-cell>
          <table:table-cell office:value-type="float" office:value="57203" table:style-name="ce11">
            <text:p>57,203</text:p>
          </table:table-cell>
          <table:table-cell office:value-type="float" office:value="61128" table:style-name="ce10">
            <text:p>61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7942" table:style-name="ce52">
            <text:p>77,942</text:p>
          </table:table-cell>
          <table:table-cell office:value-type="float" office:value="173088" table:style-name="ce11">
            <text:p>173,088</text:p>
          </table:table-cell>
          <table:table-cell office:value-type="float" office:value="84531" table:style-name="ce11">
            <text:p>84,531</text:p>
          </table:table-cell>
          <table:table-cell office:value-type="float" office:value="88557" table:style-name="ce10">
            <text:p>88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6322" table:style-name="ce52">
            <text:p>106,322</text:p>
          </table:table-cell>
          <table:table-cell office:value-type="float" office:value="256311" table:style-name="ce11">
            <text:p>256,311</text:p>
          </table:table-cell>
          <table:table-cell office:value-type="float" office:value="122373" table:style-name="ce11">
            <text:p>122,373</text:p>
          </table:table-cell>
          <table:table-cell office:value-type="float" office:value="133938" table:style-name="ce10">
            <text:p>133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500" table:style-name="ce52">
            <text:p>47,500</text:p>
          </table:table-cell>
          <table:table-cell office:value-type="float" office:value="113660" table:style-name="ce11">
            <text:p>113,660</text:p>
          </table:table-cell>
          <table:table-cell office:value-type="float" office:value="55298" table:style-name="ce11">
            <text:p>55,298</text:p>
          </table:table-cell>
          <table:table-cell office:value-type="float" office:value="58362" table:style-name="ce10">
            <text:p>58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165" table:style-name="ce52">
            <text:p>109,165</text:p>
          </table:table-cell>
          <table:table-cell office:value-type="float" office:value="271594" table:style-name="ce11">
            <text:p>271,594</text:p>
          </table:table-cell>
          <table:table-cell office:value-type="float" office:value="129227" table:style-name="ce11">
            <text:p>129,227</text:p>
          </table:table-cell>
          <table:table-cell office:value-type="float" office:value="142367" table:style-name="ce10">
            <text:p>142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166" table:style-name="ce52">
            <text:p>106,166</text:p>
          </table:table-cell>
          <table:table-cell office:value-type="float" office:value="263527" table:style-name="ce11">
            <text:p>263,527</text:p>
          </table:table-cell>
          <table:table-cell office:value-type="float" office:value="127046" table:style-name="ce11">
            <text:p>127,046</text:p>
          </table:table-cell>
          <table:table-cell office:value-type="float" office:value="136481" table:style-name="ce10">
            <text:p>136,48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299" table:style-name="ce53">
            <text:p>97,299</text:p>
          </table:table-cell>
          <table:table-cell office:value-type="float" office:value="240961" table:style-name="ce18">
            <text:p>240,961</text:p>
          </table:table-cell>
          <table:table-cell office:value-type="float" office:value="115654" table:style-name="ce18">
            <text:p>115,654</text:p>
          </table:table-cell>
          <table:table-cell office:value-type="float" office:value="125307" table:style-name="ce17">
            <text:p>125,307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64917" table:style-name="ce71">
            <text:p>864,917</text:p>
          </table:table-cell>
          <table:table-cell office:value-type="float" office:value="2262765" table:style-name="ce79">
            <text:p>2,262,765</text:p>
          </table:table-cell>
          <table:table-cell office:value-type="float" office:value="1119201" table:style-name="ce79">
            <text:p>1,119,201</text:p>
          </table:table-cell>
          <table:table-cell office:value-type="float" office:value="1143564" table:style-name="ce83">
            <text:p>1,143,5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2717" table:style-name="ce52">
            <text:p>182,717</text:p>
          </table:table-cell>
          <table:table-cell office:value-type="float" office:value="457557" table:style-name="ce11">
            <text:p>457,557</text:p>
          </table:table-cell>
          <table:table-cell office:value-type="float" office:value="220580" table:style-name="ce11">
            <text:p>220,580</text:p>
          </table:table-cell>
          <table:table-cell office:value-type="float" office:value="236977" table:style-name="ce23">
            <text:p>236,97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4624" table:style-name="ce52">
            <text:p>164,624</text:p>
          </table:table-cell>
          <table:table-cell office:value-type="float" office:value="420311" table:style-name="ce11">
            <text:p>420,311</text:p>
          </table:table-cell>
          <table:table-cell office:value-type="float" office:value="205642" table:style-name="ce11">
            <text:p>205,642</text:p>
          </table:table-cell>
          <table:table-cell office:value-type="float" office:value="214669" table:style-name="ce23">
            <text:p>214,66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483" table:style-name="ce52">
            <text:p>34,483</text:p>
          </table:table-cell>
          <table:table-cell office:value-type="float" office:value="94222" table:style-name="ce11">
            <text:p>94,222</text:p>
          </table:table-cell>
          <table:table-cell office:value-type="float" office:value="47862" table:style-name="ce11">
            <text:p>47,862</text:p>
          </table:table-cell>
          <table:table-cell office:value-type="float" office:value="46360" table:style-name="ce23">
            <text:p>46,36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4706" table:style-name="ce52">
            <text:p>64,706</text:p>
          </table:table-cell>
          <table:table-cell office:value-type="float" office:value="176413" table:style-name="ce11">
            <text:p>176,413</text:p>
          </table:table-cell>
          <table:table-cell office:value-type="float" office:value="88308" table:style-name="ce11">
            <text:p>88,308</text:p>
          </table:table-cell>
          <table:table-cell office:value-type="float" office:value="88105" table:style-name="ce23">
            <text:p>88,10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806" table:style-name="ce52">
            <text:p>61,806</text:p>
          </table:table-cell>
          <table:table-cell office:value-type="float" office:value="165914" table:style-name="ce11">
            <text:p>165,914</text:p>
          </table:table-cell>
          <table:table-cell office:value-type="float" office:value="82025" table:style-name="ce11">
            <text:p>82,025</text:p>
          </table:table-cell>
          <table:table-cell office:value-type="float" office:value="83889" table:style-name="ce23">
            <text:p>83,8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817" table:style-name="ce52">
            <text:p>32,817</text:p>
          </table:table-cell>
          <table:table-cell office:value-type="float" office:value="86849" table:style-name="ce11">
            <text:p>86,849</text:p>
          </table:table-cell>
          <table:table-cell office:value-type="float" office:value="44067" table:style-name="ce11">
            <text:p>44,067</text:p>
          </table:table-cell>
          <table:table-cell office:value-type="float" office:value="42782" table:style-name="ce23">
            <text:p>42,7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9885" table:style-name="ce52">
            <text:p>69,885</text:p>
          </table:table-cell>
          <table:table-cell office:value-type="float" office:value="168200" table:style-name="ce11">
            <text:p>168,200</text:p>
          </table:table-cell>
          <table:table-cell office:value-type="float" office:value="83427" table:style-name="ce11">
            <text:p>83,427</text:p>
          </table:table-cell>
          <table:table-cell office:value-type="float" office:value="84773" table:style-name="ce23">
            <text:p>84,77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8304" table:style-name="ce52">
            <text:p>78,304</text:p>
          </table:table-cell>
          <table:table-cell office:value-type="float" office:value="209065" table:style-name="ce11">
            <text:p>209,065</text:p>
          </table:table-cell>
          <table:table-cell office:value-type="float" office:value="103654" table:style-name="ce11">
            <text:p>103,654</text:p>
          </table:table-cell>
          <table:table-cell office:value-type="float" office:value="105411" table:style-name="ce23">
            <text:p>105,4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5114" table:style-name="ce52">
            <text:p>45,114</text:p>
          </table:table-cell>
          <table:table-cell office:value-type="float" office:value="124029" table:style-name="ce11">
            <text:p>124,029</text:p>
          </table:table-cell>
          <table:table-cell office:value-type="float" office:value="61702" table:style-name="ce11">
            <text:p>61,702</text:p>
          </table:table-cell>
          <table:table-cell office:value-type="float" office:value="62327" table:style-name="ce23">
            <text:p>62,32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552" table:style-name="ce52">
            <text:p>82,552</text:p>
          </table:table-cell>
          <table:table-cell office:value-type="float" office:value="227047" table:style-name="ce11">
            <text:p>227,047</text:p>
          </table:table-cell>
          <table:table-cell office:value-type="float" office:value="112240" table:style-name="ce11">
            <text:p>112,240</text:p>
          </table:table-cell>
          <table:table-cell office:value-type="float" office:value="114807" table:style-name="ce23">
            <text:p>114,80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615" table:style-name="ce52">
            <text:p>17,615</text:p>
          </table:table-cell>
          <table:table-cell office:value-type="float" office:value="49046" table:style-name="ce11">
            <text:p>49,046</text:p>
          </table:table-cell>
          <table:table-cell office:value-type="float" office:value="25985" table:style-name="ce11">
            <text:p>25,985</text:p>
          </table:table-cell>
          <table:table-cell office:value-type="float" office:value="23061" table:style-name="ce23">
            <text:p>23,06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6372" table:style-name="ce52">
            <text:p>26,372</text:p>
          </table:table-cell>
          <table:table-cell office:value-type="float" office:value="71338" table:style-name="ce11">
            <text:p>71,338</text:p>
          </table:table-cell>
          <table:table-cell office:value-type="float" office:value="36894" table:style-name="ce11">
            <text:p>36,894</text:p>
          </table:table-cell>
          <table:table-cell office:value-type="float" office:value="34444" table:style-name="ce23">
            <text:p>34,444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22" table:style-name="ce53">
            <text:p>3,922</text:p>
          </table:table-cell>
          <table:table-cell office:value-type="float" office:value="12774" table:style-name="ce18">
            <text:p>12,774</text:p>
          </table:table-cell>
          <table:table-cell office:value-type="float" office:value="6815" table:style-name="ce18">
            <text:p>6,815</text:p>
          </table:table-cell>
          <table:table-cell office:value-type="float" office:value="5959" table:style-name="ce19">
            <text:p>5,959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5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21204" table:style-name="ce71">
            <text:p>1,021,204</text:p>
          </table:table-cell>
          <table:table-cell office:value-type="float" office:value="2799312" table:style-name="ce79">
            <text:p>2,799,312</text:p>
          </table:table-cell>
          <table:table-cell office:value-type="float" office:value="1372698" table:style-name="ce79">
            <text:p>1,372,698</text:p>
          </table:table-cell>
          <table:table-cell office:value-type="float" office:value="1426614" table:style-name="ce73">
            <text:p>1,426,61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888" table:style-name="ce52">
            <text:p>7,888</text:p>
          </table:table-cell>
          <table:table-cell office:value-type="float" office:value="17457" table:style-name="ce11">
            <text:p>17,457</text:p>
          </table:table-cell>
          <table:table-cell office:value-type="float" office:value="8623" table:style-name="ce11">
            <text:p>8,623</text:p>
          </table:table-cell>
          <table:table-cell office:value-type="float" office:value="8834" table:style-name="ce10">
            <text:p>8,83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344" table:style-name="ce52">
            <text:p>29,344</text:p>
          </table:table-cell>
          <table:table-cell office:value-type="float" office:value="75196" table:style-name="ce11">
            <text:p>75,196</text:p>
          </table:table-cell>
          <table:table-cell office:value-type="float" office:value="37150" table:style-name="ce11">
            <text:p>37,150</text:p>
          </table:table-cell>
          <table:table-cell office:value-type="float" office:value="38046" table:style-name="ce10">
            <text:p>38,04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605" table:style-name="ce52">
            <text:p>50,605</text:p>
          </table:table-cell>
          <table:table-cell office:value-type="float" office:value="125044" table:style-name="ce11">
            <text:p>125,044</text:p>
          </table:table-cell>
          <table:table-cell office:value-type="float" office:value="59775" table:style-name="ce11">
            <text:p>59,775</text:p>
          </table:table-cell>
          <table:table-cell office:value-type="float" office:value="65269" table:style-name="ce10">
            <text:p>65,26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07" table:style-name="ce52">
            <text:p>46,207</text:p>
          </table:table-cell>
          <table:table-cell office:value-type="float" office:value="111812" table:style-name="ce11">
            <text:p>111,812</text:p>
          </table:table-cell>
          <table:table-cell office:value-type="float" office:value="52869" table:style-name="ce11">
            <text:p>52,869</text:p>
          </table:table-cell>
          <table:table-cell office:value-type="float" office:value="58943" table:style-name="ce10">
            <text:p>58,94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36" table:style-name="ce52">
            <text:p>60,536</text:p>
          </table:table-cell>
          <table:table-cell office:value-type="float" office:value="142197" table:style-name="ce11">
            <text:p>142,197</text:p>
          </table:table-cell>
          <table:table-cell office:value-type="float" office:value="67669" table:style-name="ce11">
            <text:p>67,669</text:p>
          </table:table-cell>
          <table:table-cell office:value-type="float" office:value="74528" table:style-name="ce10">
            <text:p>74,52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423" table:style-name="ce52">
            <text:p>91,423</text:p>
          </table:table-cell>
          <table:table-cell office:value-type="float" office:value="229469" table:style-name="ce11">
            <text:p>229,469</text:p>
          </table:table-cell>
          <table:table-cell office:value-type="float" office:value="109634" table:style-name="ce11">
            <text:p>109,634</text:p>
          </table:table-cell>
          <table:table-cell office:value-type="float" office:value="119835" table:style-name="ce10">
            <text:p>119,83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352" table:style-name="ce52">
            <text:p>68,352</text:p>
          </table:table-cell>
          <table:table-cell office:value-type="float" office:value="175761" table:style-name="ce11">
            <text:p>175,761</text:p>
          </table:table-cell>
          <table:table-cell office:value-type="float" office:value="83761" table:style-name="ce11">
            <text:p>83,761</text:p>
          </table:table-cell>
          <table:table-cell office:value-type="float" office:value="92000" table:style-name="ce10">
            <text:p>92,00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2089" table:style-name="ce52">
            <text:p>112,089</text:p>
          </table:table-cell>
          <table:table-cell office:value-type="float" office:value="290371" table:style-name="ce11">
            <text:p>290,371</text:p>
          </table:table-cell>
          <table:table-cell office:value-type="float" office:value="138301" table:style-name="ce11">
            <text:p>138,301</text:p>
          </table:table-cell>
          <table:table-cell office:value-type="float" office:value="152070" table:style-name="ce10">
            <text:p>152,07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453" table:style-name="ce52">
            <text:p>55,453</text:p>
          </table:table-cell>
          <table:table-cell office:value-type="float" office:value="163342" table:style-name="ce11">
            <text:p>163,342</text:p>
          </table:table-cell>
          <table:table-cell office:value-type="float" office:value="80340" table:style-name="ce11">
            <text:p>80,340</text:p>
          </table:table-cell>
          <table:table-cell office:value-type="float" office:value="83002" table:style-name="ce10">
            <text:p>83,0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62" table:style-name="ce52">
            <text:p>17,462</text:p>
          </table:table-cell>
          <table:table-cell office:value-type="float" office:value="47928" table:style-name="ce11">
            <text:p>47,928</text:p>
          </table:table-cell>
          <table:table-cell office:value-type="float" office:value="24491" table:style-name="ce11">
            <text:p>24,491</text:p>
          </table:table-cell>
          <table:table-cell office:value-type="float" office:value="23437" table:style-name="ce10">
            <text:p>23,4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146" table:style-name="ce52">
            <text:p>24,146</text:p>
          </table:table-cell>
          <table:table-cell office:value-type="float" office:value="74978" table:style-name="ce11">
            <text:p>74,978</text:p>
          </table:table-cell>
          <table:table-cell office:value-type="float" office:value="37540" table:style-name="ce11">
            <text:p>37,540</text:p>
          </table:table-cell>
          <table:table-cell office:value-type="float" office:value="37438" table:style-name="ce10">
            <text:p>37,43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490" table:style-name="ce52">
            <text:p>30,490</text:p>
          </table:table-cell>
          <table:table-cell office:value-type="float" office:value="88354" table:style-name="ce11">
            <text:p>88,354</text:p>
          </table:table-cell>
          <table:table-cell office:value-type="float" office:value="45040" table:style-name="ce11">
            <text:p>45,040</text:p>
          </table:table-cell>
          <table:table-cell office:value-type="float" office:value="43314" table:style-name="ce10">
            <text:p>43,31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309" table:style-name="ce52">
            <text:p>32,309</text:p>
          </table:table-cell>
          <table:table-cell office:value-type="float" office:value="96190" table:style-name="ce11">
            <text:p>96,190</text:p>
          </table:table-cell>
          <table:table-cell office:value-type="float" office:value="48319" table:style-name="ce11">
            <text:p>48,319</text:p>
          </table:table-cell>
          <table:table-cell office:value-type="float" office:value="47871" table:style-name="ce10">
            <text:p>47,8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672" table:style-name="ce52">
            <text:p>19,672</text:p>
          </table:table-cell>
          <table:table-cell office:value-type="float" office:value="59476" table:style-name="ce11">
            <text:p>59,476</text:p>
          </table:table-cell>
          <table:table-cell office:value-type="float" office:value="29796" table:style-name="ce11">
            <text:p>29,796</text:p>
          </table:table-cell>
          <table:table-cell office:value-type="float" office:value="29680" table:style-name="ce10">
            <text:p>29,6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7022" table:style-name="ce52">
            <text:p>17,022</text:p>
          </table:table-cell>
          <table:table-cell office:value-type="float" office:value="53678" table:style-name="ce11">
            <text:p>53,678</text:p>
          </table:table-cell>
          <table:table-cell office:value-type="float" office:value="27076" table:style-name="ce11">
            <text:p>27,076</text:p>
          </table:table-cell>
          <table:table-cell office:value-type="float" office:value="26602" table:style-name="ce10">
            <text:p>26,6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338" table:style-name="ce52">
            <text:p>20,338</text:p>
          </table:table-cell>
          <table:table-cell office:value-type="float" office:value="64442" table:style-name="ce11">
            <text:p>64,442</text:p>
          </table:table-cell>
          <table:table-cell office:value-type="float" office:value="32827" table:style-name="ce11">
            <text:p>32,827</text:p>
          </table:table-cell>
          <table:table-cell office:value-type="float" office:value="31615" table:style-name="ce10">
            <text:p>31,61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112" table:style-name="ce52">
            <text:p>38,112</text:p>
          </table:table-cell>
          <table:table-cell office:value-type="float" office:value="108596" table:style-name="ce11">
            <text:p>108,596</text:p>
          </table:table-cell>
          <table:table-cell office:value-type="float" office:value="53431" table:style-name="ce11">
            <text:p>53,431</text:p>
          </table:table-cell>
          <table:table-cell office:value-type="float" office:value="55165" table:style-name="ce10">
            <text:p>55,1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1013" table:style-name="ce52">
            <text:p>31,013</text:p>
          </table:table-cell>
          <table:table-cell office:value-type="float" office:value="95159" table:style-name="ce11">
            <text:p>95,159</text:p>
          </table:table-cell>
          <table:table-cell office:value-type="float" office:value="47237" table:style-name="ce11">
            <text:p>47,237</text:p>
          </table:table-cell>
          <table:table-cell office:value-type="float" office:value="47922" table:style-name="ce10">
            <text:p>47,9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805" table:style-name="ce52">
            <text:p>7,805</text:p>
          </table:table-cell>
          <table:table-cell office:value-type="float" office:value="23435" table:style-name="ce11">
            <text:p>23,435</text:p>
          </table:table-cell>
          <table:table-cell office:value-type="float" office:value="12088" table:style-name="ce11">
            <text:p>12,088</text:p>
          </table:table-cell>
          <table:table-cell office:value-type="float" office:value="11347" table:style-name="ce10">
            <text:p>11,34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39" table:style-name="ce52">
            <text:p>4,939</text:p>
          </table:table-cell>
          <table:table-cell office:value-type="float" office:value="14286" table:style-name="ce11">
            <text:p>14,286</text:p>
          </table:table-cell>
          <table:table-cell office:value-type="float" office:value="7358" table:style-name="ce11">
            <text:p>7,358</text:p>
          </table:table-cell>
          <table:table-cell office:value-type="float" office:value="6928" table:style-name="ce10">
            <text:p>6,92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10002" table:style-name="ce52">
            <text:p>10,002</text:p>
          </table:table-cell>
          <table:table-cell office:value-type="float" office:value="31336" table:style-name="ce11">
            <text:p>31,336</text:p>
          </table:table-cell>
          <table:table-cell office:value-type="float" office:value="15953" table:style-name="ce11">
            <text:p>15,953</text:p>
          </table:table-cell>
          <table:table-cell office:value-type="float" office:value="15383" table:style-name="ce10">
            <text:p>15,3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3" table:style-name="ce52">
            <text:p>5,633</text:p>
          </table:table-cell>
          <table:table-cell office:value-type="float" office:value="18302" table:style-name="ce11">
            <text:p>18,302</text:p>
          </table:table-cell>
          <table:table-cell office:value-type="float" office:value="9662" table:style-name="ce11">
            <text:p>9,662</text:p>
          </table:table-cell>
          <table:table-cell office:value-type="float" office:value="8640" table:style-name="ce10">
            <text:p>8,6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762" table:style-name="ce52">
            <text:p>27,762</text:p>
          </table:table-cell>
          <table:table-cell office:value-type="float" office:value="77384" table:style-name="ce11">
            <text:p>77,384</text:p>
          </table:table-cell>
          <table:table-cell office:value-type="float" office:value="38621" table:style-name="ce11">
            <text:p>38,621</text:p>
          </table:table-cell>
          <table:table-cell office:value-type="float" office:value="38763" table:style-name="ce10">
            <text:p>38,7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683" table:style-name="ce52">
            <text:p>18,683</text:p>
          </table:table-cell>
          <table:table-cell office:value-type="float" office:value="56099" table:style-name="ce11">
            <text:p>56,099</text:p>
          </table:table-cell>
          <table:table-cell office:value-type="float" office:value="28536" table:style-name="ce11">
            <text:p>28,536</text:p>
          </table:table-cell>
          <table:table-cell office:value-type="float" office:value="27563" table:style-name="ce10">
            <text:p>27,5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757" table:style-name="ce52">
            <text:p>24,757</text:p>
          </table:table-cell>
          <table:table-cell office:value-type="float" office:value="77607" table:style-name="ce11">
            <text:p>77,607</text:p>
          </table:table-cell>
          <table:table-cell office:value-type="float" office:value="38943" table:style-name="ce11">
            <text:p>38,943</text:p>
          </table:table-cell>
          <table:table-cell office:value-type="float" office:value="38664" table:style-name="ce10">
            <text:p>38,6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132" table:style-name="ce52">
            <text:p>21,132</text:p>
          </table:table-cell>
          <table:table-cell office:value-type="float" office:value="64178" table:style-name="ce11">
            <text:p>64,178</text:p>
          </table:table-cell>
          <table:table-cell office:value-type="float" office:value="32427" table:style-name="ce11">
            <text:p>32,427</text:p>
          </table:table-cell>
          <table:table-cell office:value-type="float" office:value="31751" table:style-name="ce10">
            <text:p>31,7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563" table:style-name="ce52">
            <text:p>69,563</text:p>
          </table:table-cell>
          <table:table-cell office:value-type="float" office:value="195136" table:style-name="ce11">
            <text:p>195,136</text:p>
          </table:table-cell>
          <table:table-cell office:value-type="float" office:value="96253" table:style-name="ce11">
            <text:p>96,253</text:p>
          </table:table-cell>
          <table:table-cell office:value-type="float" office:value="98883" table:style-name="ce10">
            <text:p>98,8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780" table:style-name="ce52">
            <text:p>73,780</text:p>
          </table:table-cell>
          <table:table-cell office:value-type="float" office:value="211176" table:style-name="ce11">
            <text:p>211,176</text:p>
          </table:table-cell>
          <table:table-cell office:value-type="float" office:value="103144" table:style-name="ce11">
            <text:p>103,144</text:p>
          </table:table-cell>
          <table:table-cell office:value-type="float" office:value="108032" table:style-name="ce10">
            <text:p>108,03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87" table:style-name="ce53">
            <text:p>4,687</text:p>
          </table:table-cell>
          <table:table-cell office:value-type="float" office:value="10923" table:style-name="ce18">
            <text:p>10,923</text:p>
          </table:table-cell>
          <table:table-cell office:value-type="float" office:value="5834" table:style-name="ce18">
            <text:p>5,834</text:p>
          </table:table-cell>
          <table:table-cell office:value-type="float" office:value="5089" table:style-name="ce17">
            <text:p>5,089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0969" table:style-name="ce71">
            <text:p>710,969</text:p>
          </table:table-cell>
          <table:table-cell office:value-type="float" office:value="1851483" table:style-name="ce79">
            <text:p>1,851,483</text:p>
          </table:table-cell>
          <table:table-cell office:value-type="float" office:value="921459" table:style-name="ce79">
            <text:p>921,459</text:p>
          </table:table-cell>
          <table:table-cell office:value-type="float" office:value="930024" table:style-name="ce73">
            <text:p>930,0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671" table:style-name="ce52">
            <text:p>29,671</text:p>
          </table:table-cell>
          <table:table-cell office:value-type="float" office:value="75014" table:style-name="ce11">
            <text:p>75,014</text:p>
          </table:table-cell>
          <table:table-cell office:value-type="float" office:value="36941" table:style-name="ce11">
            <text:p>36,941</text:p>
          </table:table-cell>
          <table:table-cell office:value-type="float" office:value="38073" table:style-name="ce10">
            <text:p>38,0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96" table:style-name="ce52">
            <text:p>10,196</text:p>
          </table:table-cell>
          <table:table-cell office:value-type="float" office:value="24566" table:style-name="ce11">
            <text:p>24,566</text:p>
          </table:table-cell>
          <table:table-cell office:value-type="float" office:value="12786" table:style-name="ce11">
            <text:p>12,786</text:p>
          </table:table-cell>
          <table:table-cell office:value-type="float" office:value="11780" table:style-name="ce10">
            <text:p>11,7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64" table:style-name="ce52">
            <text:p>10,664</text:p>
          </table:table-cell>
          <table:table-cell office:value-type="float" office:value="26481" table:style-name="ce11">
            <text:p>26,481</text:p>
          </table:table-cell>
          <table:table-cell office:value-type="float" office:value="13807" table:style-name="ce11">
            <text:p>13,807</text:p>
          </table:table-cell>
          <table:table-cell office:value-type="float" office:value="12674" table:style-name="ce10">
            <text:p>12,6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16" table:style-name="ce52">
            <text:p>8,016</text:p>
          </table:table-cell>
          <table:table-cell office:value-type="float" office:value="20503" table:style-name="ce11">
            <text:p>20,503</text:p>
          </table:table-cell>
          <table:table-cell office:value-type="float" office:value="10675" table:style-name="ce11">
            <text:p>10,675</text:p>
          </table:table-cell>
          <table:table-cell office:value-type="float" office:value="9828" table:style-name="ce10">
            <text:p>9,8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36" table:style-name="ce52">
            <text:p>8,736</text:p>
          </table:table-cell>
          <table:table-cell office:value-type="float" office:value="22108" table:style-name="ce11">
            <text:p>22,108</text:p>
          </table:table-cell>
          <table:table-cell office:value-type="float" office:value="11417" table:style-name="ce11">
            <text:p>11,417</text:p>
          </table:table-cell>
          <table:table-cell office:value-type="float" office:value="10691" table:style-name="ce10">
            <text:p>10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56" table:style-name="ce52">
            <text:p>8,156</text:p>
          </table:table-cell>
          <table:table-cell office:value-type="float" office:value="19560" table:style-name="ce11">
            <text:p>19,560</text:p>
          </table:table-cell>
          <table:table-cell office:value-type="float" office:value="10440" table:style-name="ce11">
            <text:p>10,440</text:p>
          </table:table-cell>
          <table:table-cell office:value-type="float" office:value="9120" table:style-name="ce10">
            <text:p>9,1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76" table:style-name="ce52">
            <text:p>16,176</text:p>
          </table:table-cell>
          <table:table-cell office:value-type="float" office:value="43071" table:style-name="ce11">
            <text:p>43,071</text:p>
          </table:table-cell>
          <table:table-cell office:value-type="float" office:value="21837" table:style-name="ce11">
            <text:p>21,837</text:p>
          </table:table-cell>
          <table:table-cell office:value-type="float" office:value="21234" table:style-name="ce10">
            <text:p>21,2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55" table:style-name="ce52">
            <text:p>9,355</text:p>
          </table:table-cell>
          <table:table-cell office:value-type="float" office:value="22825" table:style-name="ce11">
            <text:p>22,825</text:p>
          </table:table-cell>
          <table:table-cell office:value-type="float" office:value="11806" table:style-name="ce11">
            <text:p>11,806</text:p>
          </table:table-cell>
          <table:table-cell office:value-type="float" office:value="11019" table:style-name="ce10">
            <text:p>11,0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36" table:style-name="ce52">
            <text:p>8,036</text:p>
          </table:table-cell>
          <table:table-cell office:value-type="float" office:value="21392" table:style-name="ce11">
            <text:p>21,392</text:p>
          </table:table-cell>
          <table:table-cell office:value-type="float" office:value="11075" table:style-name="ce11">
            <text:p>11,075</text:p>
          </table:table-cell>
          <table:table-cell office:value-type="float" office:value="10317" table:style-name="ce10">
            <text:p>10,3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52" table:style-name="ce52">
            <text:p>8,152</text:p>
          </table:table-cell>
          <table:table-cell office:value-type="float" office:value="20874" table:style-name="ce11">
            <text:p>20,874</text:p>
          </table:table-cell>
          <table:table-cell office:value-type="float" office:value="10634" table:style-name="ce11">
            <text:p>10,634</text:p>
          </table:table-cell>
          <table:table-cell office:value-type="float" office:value="10240" table:style-name="ce10">
            <text:p>10,2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76" table:style-name="ce52">
            <text:p>3,676</text:p>
          </table:table-cell>
          <table:table-cell office:value-type="float" office:value="8948" table:style-name="ce11">
            <text:p>8,948</text:p>
          </table:table-cell>
          <table:table-cell office:value-type="float" office:value="4822" table:style-name="ce11">
            <text:p>4,822</text:p>
          </table:table-cell>
          <table:table-cell office:value-type="float" office:value="4126" table:style-name="ce10">
            <text:p>4,1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492" table:style-name="ce52">
            <text:p>21,492</text:p>
          </table:table-cell>
          <table:table-cell office:value-type="float" office:value="58162" table:style-name="ce11">
            <text:p>58,162</text:p>
          </table:table-cell>
          <table:table-cell office:value-type="float" office:value="28726" table:style-name="ce11">
            <text:p>28,726</text:p>
          </table:table-cell>
          <table:table-cell office:value-type="float" office:value="29436" table:style-name="ce10">
            <text:p>29,4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811" table:style-name="ce52">
            <text:p>9,811</text:p>
          </table:table-cell>
          <table:table-cell office:value-type="float" office:value="24857" table:style-name="ce11">
            <text:p>24,857</text:p>
          </table:table-cell>
          <table:table-cell office:value-type="float" office:value="12740" table:style-name="ce11">
            <text:p>12,740</text:p>
          </table:table-cell>
          <table:table-cell office:value-type="float" office:value="12117" table:style-name="ce10">
            <text:p>12,1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717" table:style-name="ce52">
            <text:p>8,717</text:p>
          </table:table-cell>
          <table:table-cell office:value-type="float" office:value="24611" table:style-name="ce11">
            <text:p>24,611</text:p>
          </table:table-cell>
          <table:table-cell office:value-type="float" office:value="12421" table:style-name="ce11">
            <text:p>12,421</text:p>
          </table:table-cell>
          <table:table-cell office:value-type="float" office:value="12190" table:style-name="ce10">
            <text:p>12,1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890" table:style-name="ce52">
            <text:p>7,890</text:p>
          </table:table-cell>
          <table:table-cell office:value-type="float" office:value="21606" table:style-name="ce11">
            <text:p>21,606</text:p>
          </table:table-cell>
          <table:table-cell office:value-type="float" office:value="11159" table:style-name="ce11">
            <text:p>11,159</text:p>
          </table:table-cell>
          <table:table-cell office:value-type="float" office:value="10447" table:style-name="ce10">
            <text:p>10,4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34" table:style-name="ce52">
            <text:p>7,134</text:p>
          </table:table-cell>
          <table:table-cell office:value-type="float" office:value="18745" table:style-name="ce11">
            <text:p>18,745</text:p>
          </table:table-cell>
          <table:table-cell office:value-type="float" office:value="9565" table:style-name="ce11">
            <text:p>9,565</text:p>
          </table:table-cell>
          <table:table-cell office:value-type="float" office:value="9180" table:style-name="ce10">
            <text:p>9,1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76" table:style-name="ce52">
            <text:p>4,076</text:p>
          </table:table-cell>
          <table:table-cell office:value-type="float" office:value="10307" table:style-name="ce11">
            <text:p>10,307</text:p>
          </table:table-cell>
          <table:table-cell office:value-type="float" office:value="5173" table:style-name="ce11">
            <text:p>5,173</text:p>
          </table:table-cell>
          <table:table-cell office:value-type="float" office:value="5134" table:style-name="ce10">
            <text:p>5,1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95" table:style-name="ce52">
            <text:p>14,895</text:p>
          </table:table-cell>
          <table:table-cell office:value-type="float" office:value="42514" table:style-name="ce11">
            <text:p>42,514</text:p>
          </table:table-cell>
          <table:table-cell office:value-type="float" office:value="21584" table:style-name="ce11">
            <text:p>21,584</text:p>
          </table:table-cell>
          <table:table-cell office:value-type="float" office:value="20930" table:style-name="ce10">
            <text:p>20,9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912" table:style-name="ce52">
            <text:p>19,912</text:p>
          </table:table-cell>
          <table:table-cell office:value-type="float" office:value="51526" table:style-name="ce11">
            <text:p>51,526</text:p>
          </table:table-cell>
          <table:table-cell office:value-type="float" office:value="25932" table:style-name="ce11">
            <text:p>25,932</text:p>
          </table:table-cell>
          <table:table-cell office:value-type="float" office:value="25594" table:style-name="ce10">
            <text:p>25,5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27" table:style-name="ce52">
            <text:p>13,527</text:p>
          </table:table-cell>
          <table:table-cell office:value-type="float" office:value="37435" table:style-name="ce11">
            <text:p>37,435</text:p>
          </table:table-cell>
          <table:table-cell office:value-type="float" office:value="18833" table:style-name="ce11">
            <text:p>18,833</text:p>
          </table:table-cell>
          <table:table-cell office:value-type="float" office:value="18602" table:style-name="ce10">
            <text:p>18,6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97" table:style-name="ce52">
            <text:p>10,597</text:p>
          </table:table-cell>
          <table:table-cell office:value-type="float" office:value="29983" table:style-name="ce11">
            <text:p>29,983</text:p>
          </table:table-cell>
          <table:table-cell office:value-type="float" office:value="15413" table:style-name="ce11">
            <text:p>15,413</text:p>
          </table:table-cell>
          <table:table-cell office:value-type="float" office:value="14570" table:style-name="ce10">
            <text:p>14,5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07" table:style-name="ce52">
            <text:p>2,707</text:p>
          </table:table-cell>
          <table:table-cell office:value-type="float" office:value="6966" table:style-name="ce11">
            <text:p>6,966</text:p>
          </table:table-cell>
          <table:table-cell office:value-type="float" office:value="3669" table:style-name="ce11">
            <text:p>3,669</text:p>
          </table:table-cell>
          <table:table-cell office:value-type="float" office:value="3297" table:style-name="ce10">
            <text:p>3,2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5" table:style-name="ce52">
            <text:p>5,155</text:p>
          </table:table-cell>
          <table:table-cell office:value-type="float" office:value="13236" table:style-name="ce11">
            <text:p>13,236</text:p>
          </table:table-cell>
          <table:table-cell office:value-type="float" office:value="6845" table:style-name="ce11">
            <text:p>6,845</text:p>
          </table:table-cell>
          <table:table-cell office:value-type="float" office:value="6391" table:style-name="ce10">
            <text:p>6,3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75" table:style-name="ce52">
            <text:p>3,475</text:p>
          </table:table-cell>
          <table:table-cell office:value-type="float" office:value="8951" table:style-name="ce11">
            <text:p>8,951</text:p>
          </table:table-cell>
          <table:table-cell office:value-type="float" office:value="4716" table:style-name="ce11">
            <text:p>4,716</text:p>
          </table:table-cell>
          <table:table-cell office:value-type="float" office:value="4235" table:style-name="ce10">
            <text:p>4,2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04" table:style-name="ce52">
            <text:p>2,804</text:p>
          </table:table-cell>
          <table:table-cell office:value-type="float" office:value="8209" table:style-name="ce11">
            <text:p>8,209</text:p>
          </table:table-cell>
          <table:table-cell office:value-type="float" office:value="4430" table:style-name="ce11">
            <text:p>4,430</text:p>
          </table:table-cell>
          <table:table-cell office:value-type="float" office:value="3779" table:style-name="ce10">
            <text:p>3,7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80" table:style-name="ce52">
            <text:p>1,880</text:p>
          </table:table-cell>
          <table:table-cell office:value-type="float" office:value="4410" table:style-name="ce11">
            <text:p>4,410</text:p>
          </table:table-cell>
          <table:table-cell office:value-type="float" office:value="2510" table:style-name="ce11">
            <text:p>2,510</text:p>
          </table:table-cell>
          <table:table-cell office:value-type="float" office:value="1900" table:style-name="ce10">
            <text:p>1,9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477" table:style-name="ce52">
            <text:p>29,477</text:p>
          </table:table-cell>
          <table:table-cell office:value-type="float" office:value="76370" table:style-name="ce11">
            <text:p>76,370</text:p>
          </table:table-cell>
          <table:table-cell office:value-type="float" office:value="38403" table:style-name="ce11">
            <text:p>38,403</text:p>
          </table:table-cell>
          <table:table-cell office:value-type="float" office:value="37967" table:style-name="ce10">
            <text:p>37,9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661" table:style-name="ce52">
            <text:p>23,661</text:p>
          </table:table-cell>
          <table:table-cell office:value-type="float" office:value="67924" table:style-name="ce11">
            <text:p>67,924</text:p>
          </table:table-cell>
          <table:table-cell office:value-type="float" office:value="34260" table:style-name="ce11">
            <text:p>34,260</text:p>
          </table:table-cell>
          <table:table-cell office:value-type="float" office:value="33664" table:style-name="ce10">
            <text:p>33,6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44" table:style-name="ce52">
            <text:p>11,644</text:p>
          </table:table-cell>
          <table:table-cell office:value-type="float" office:value="33566" table:style-name="ce11">
            <text:p>33,566</text:p>
          </table:table-cell>
          <table:table-cell office:value-type="float" office:value="17218" table:style-name="ce11">
            <text:p>17,218</text:p>
          </table:table-cell>
          <table:table-cell office:value-type="float" office:value="16348" table:style-name="ce10">
            <text:p>16,3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87" table:style-name="ce52">
            <text:p>1,487</text:p>
          </table:table-cell>
          <table:table-cell office:value-type="float" office:value="3634" table:style-name="ce11">
            <text:p>3,634</text:p>
          </table:table-cell>
          <table:table-cell office:value-type="float" office:value="1971" table:style-name="ce11">
            <text:p>1,971</text:p>
          </table:table-cell>
          <table:table-cell office:value-type="float" office:value="1663" table:style-name="ce10">
            <text:p>1,6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8942" table:style-name="ce52">
            <text:p>88,942</text:p>
          </table:table-cell>
          <table:table-cell office:value-type="float" office:value="233730" table:style-name="ce11">
            <text:p>233,730</text:p>
          </table:table-cell>
          <table:table-cell office:value-type="float" office:value="114629" table:style-name="ce11">
            <text:p>114,629</text:p>
          </table:table-cell>
          <table:table-cell office:value-type="float" office:value="119101" table:style-name="ce10">
            <text:p>119,1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006" table:style-name="ce52">
            <text:p>73,006</text:p>
          </table:table-cell>
          <table:table-cell office:value-type="float" office:value="180409" table:style-name="ce11">
            <text:p>180,409</text:p>
          </table:table-cell>
          <table:table-cell office:value-type="float" office:value="86127" table:style-name="ce11">
            <text:p>86,127</text:p>
          </table:table-cell>
          <table:table-cell office:value-type="float" office:value="94282" table:style-name="ce10">
            <text:p>94,2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532" table:style-name="ce52">
            <text:p>47,532</text:p>
          </table:table-cell>
          <table:table-cell office:value-type="float" office:value="121133" table:style-name="ce11">
            <text:p>121,133</text:p>
          </table:table-cell>
          <table:table-cell office:value-type="float" office:value="59602" table:style-name="ce11">
            <text:p>59,602</text:p>
          </table:table-cell>
          <table:table-cell office:value-type="float" office:value="61531" table:style-name="ce10">
            <text:p>61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47" table:style-name="ce52">
            <text:p>51,647</text:p>
          </table:table-cell>
          <table:table-cell office:value-type="float" office:value="126446" table:style-name="ce11">
            <text:p>126,446</text:p>
          </table:table-cell>
          <table:table-cell office:value-type="float" office:value="61214" table:style-name="ce11">
            <text:p>61,214</text:p>
          </table:table-cell>
          <table:table-cell office:value-type="float" office:value="65232" table:style-name="ce10">
            <text:p>65,2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8413" table:style-name="ce52">
            <text:p>68,413</text:p>
          </table:table-cell>
          <table:table-cell office:value-type="float" office:value="197165" table:style-name="ce11">
            <text:p>197,165</text:p>
          </table:table-cell>
          <table:table-cell office:value-type="float" office:value="99075" table:style-name="ce11">
            <text:p>99,075</text:p>
          </table:table-cell>
          <table:table-cell office:value-type="float" office:value="98090" table:style-name="ce10">
            <text:p>98,0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670" table:style-name="ce52">
            <text:p>27,670</text:p>
          </table:table-cell>
          <table:table-cell office:value-type="float" office:value="67263" table:style-name="ce11">
            <text:p>67,263</text:p>
          </table:table-cell>
          <table:table-cell office:value-type="float" office:value="31841" table:style-name="ce11">
            <text:p>31,841</text:p>
          </table:table-cell>
          <table:table-cell office:value-type="float" office:value="35422" table:style-name="ce10">
            <text:p>35,42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584" table:style-name="ce53">
            <text:p>32,584</text:p>
          </table:table-cell>
          <table:table-cell office:value-type="float" office:value="76983" table:style-name="ce18">
            <text:p>76,983</text:p>
          </table:table-cell>
          <table:table-cell office:value-type="float" office:value="37163" table:style-name="ce18">
            <text:p>37,163</text:p>
          </table:table-cell>
          <table:table-cell office:value-type="float" office:value="39820" table:style-name="ce17">
            <text:p>39,820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991" table:style-name="ce75">
            <text:p>1,128,991</text:p>
          </table:table-cell>
          <table:table-cell office:value-type="float" office:value="2724134" table:style-name="ce79">
            <text:p>2,724,134</text:p>
          </table:table-cell>
          <table:table-cell office:value-type="float" office:value="1341766" table:style-name="ce80">
            <text:p>1,341,766</text:p>
          </table:table-cell>
          <table:table-cell office:value-type="float" office:value="1382368" table:style-name="ce72">
            <text:p>1,382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14" table:style-name="ce9">
            <text:p>10,714</text:p>
          </table:table-cell>
          <table:table-cell office:value-type="float" office:value="22531" table:style-name="ce11">
            <text:p>22,531</text:p>
          </table:table-cell>
          <table:table-cell office:value-type="float" office:value="11126" table:style-name="ce9">
            <text:p>11,126</text:p>
          </table:table-cell>
          <table:table-cell office:value-type="float" office:value="11405" table:style-name="ce9">
            <text:p>11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070" table:style-name="ce9">
            <text:p>60,070</text:p>
          </table:table-cell>
          <table:table-cell office:value-type="float" office:value="138856" table:style-name="ce11">
            <text:p>138,856</text:p>
          </table:table-cell>
          <table:table-cell office:value-type="float" office:value="66571" table:style-name="ce9">
            <text:p>66,571</text:p>
          </table:table-cell>
          <table:table-cell office:value-type="float" office:value="72285" table:style-name="ce9">
            <text:p>72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561" table:style-name="ce9">
            <text:p>81,561</text:p>
          </table:table-cell>
          <table:table-cell office:value-type="float" office:value="194465" table:style-name="ce11">
            <text:p>194,465</text:p>
          </table:table-cell>
          <table:table-cell office:value-type="float" office:value="92775" table:style-name="ce9">
            <text:p>92,775</text:p>
          </table:table-cell>
          <table:table-cell office:value-type="float" office:value="101690" table:style-name="ce9">
            <text:p>101,6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6356" table:style-name="ce9">
            <text:p>76,356</text:p>
          </table:table-cell>
          <table:table-cell office:value-type="float" office:value="189641" table:style-name="ce11">
            <text:p>189,641</text:p>
          </table:table-cell>
          <table:table-cell office:value-type="float" office:value="92557" table:style-name="ce9">
            <text:p>92,557</text:p>
          </table:table-cell>
          <table:table-cell office:value-type="float" office:value="97084" table:style-name="ce9">
            <text:p>97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9702" table:style-name="ce9">
            <text:p>139,702</text:p>
          </table:table-cell>
          <table:table-cell office:value-type="float" office:value="330167" table:style-name="ce11">
            <text:p>330,167</text:p>
          </table:table-cell>
          <table:table-cell office:value-type="float" office:value="158838" table:style-name="ce9">
            <text:p>158,838</text:p>
          </table:table-cell>
          <table:table-cell office:value-type="float" office:value="171329" table:style-name="ce9">
            <text:p>171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067" table:style-name="ce9">
            <text:p>23,067</text:p>
          </table:table-cell>
          <table:table-cell office:value-type="float" office:value="48646" table:style-name="ce11">
            <text:p>48,646</text:p>
          </table:table-cell>
          <table:table-cell office:value-type="float" office:value="23336" table:style-name="ce9">
            <text:p>23,336</text:p>
          </table:table-cell>
          <table:table-cell office:value-type="float" office:value="25310" table:style-name="ce9">
            <text:p>25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308" table:style-name="ce9">
            <text:p>13,308</text:p>
          </table:table-cell>
          <table:table-cell office:value-type="float" office:value="26205" table:style-name="ce11">
            <text:p>26,205</text:p>
          </table:table-cell>
          <table:table-cell office:value-type="float" office:value="12342" table:style-name="ce9">
            <text:p>12,342</text:p>
          </table:table-cell>
          <table:table-cell office:value-type="float" office:value="13863" table:style-name="ce9">
            <text:p>13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917" table:style-name="ce9">
            <text:p>72,917</text:p>
          </table:table-cell>
          <table:table-cell office:value-type="float" office:value="162356" table:style-name="ce11">
            <text:p>162,356</text:p>
          </table:table-cell>
          <table:table-cell office:value-type="float" office:value="77537" table:style-name="ce9">
            <text:p>77,537</text:p>
          </table:table-cell>
          <table:table-cell office:value-type="float" office:value="84819" table:style-name="ce9">
            <text:p>84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84" table:style-name="ce9">
            <text:p>79,384</text:p>
          </table:table-cell>
          <table:table-cell office:value-type="float" office:value="180828" table:style-name="ce11">
            <text:p>180,828</text:p>
          </table:table-cell>
          <table:table-cell office:value-type="float" office:value="88564" table:style-name="ce9">
            <text:p>88,564</text:p>
          </table:table-cell>
          <table:table-cell office:value-type="float" office:value="92264" table:style-name="ce9">
            <text:p>92,2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861" table:style-name="ce9">
            <text:p>10,861</text:p>
          </table:table-cell>
          <table:table-cell office:value-type="float" office:value="26956" table:style-name="ce11">
            <text:p>26,956</text:p>
          </table:table-cell>
          <table:table-cell office:value-type="float" office:value="13822" table:style-name="ce9">
            <text:p>13,822</text:p>
          </table:table-cell>
          <table:table-cell office:value-type="float" office:value="13134" table:style-name="ce9">
            <text:p>13,13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501" table:style-name="ce9">
            <text:p>69,501</text:p>
          </table:table-cell>
          <table:table-cell office:value-type="float" office:value="154926" table:style-name="ce11">
            <text:p>154,926</text:p>
          </table:table-cell>
          <table:table-cell office:value-type="float" office:value="76564" table:style-name="ce9">
            <text:p>76,564</text:p>
          </table:table-cell>
          <table:table-cell office:value-type="float" office:value="78362" table:style-name="ce9">
            <text:p>78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108" table:style-name="ce9">
            <text:p>146,108</text:p>
          </table:table-cell>
          <table:table-cell office:value-type="float" office:value="355729" table:style-name="ce11">
            <text:p>355,729</text:p>
          </table:table-cell>
          <table:table-cell office:value-type="float" office:value="173361" table:style-name="ce9">
            <text:p>173,361</text:p>
          </table:table-cell>
          <table:table-cell office:value-type="float" office:value="182368" table:style-name="ce9">
            <text:p>182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7037" table:style-name="ce9">
            <text:p>27,037</text:p>
          </table:table-cell>
          <table:table-cell office:value-type="float" office:value="68524" table:style-name="ce11">
            <text:p>68,524</text:p>
          </table:table-cell>
          <table:table-cell office:value-type="float" office:value="34391" table:style-name="ce9">
            <text:p>34,391</text:p>
          </table:table-cell>
          <table:table-cell office:value-type="float" office:value="34133" table:style-name="ce9">
            <text:p>34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941" table:style-name="ce9">
            <text:p>43,941</text:p>
          </table:table-cell>
          <table:table-cell office:value-type="float" office:value="111459" table:style-name="ce11">
            <text:p>111,459</text:p>
          </table:table-cell>
          <table:table-cell office:value-type="float" office:value="56785" table:style-name="ce9">
            <text:p>56,785</text:p>
          </table:table-cell>
          <table:table-cell office:value-type="float" office:value="54674" table:style-name="ce9">
            <text:p>54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4030" table:style-name="ce9">
            <text:p>14,030</text:p>
          </table:table-cell>
          <table:table-cell office:value-type="float" office:value="40895" table:style-name="ce11">
            <text:p>40,895</text:p>
          </table:table-cell>
          <table:table-cell office:value-type="float" office:value="20918" table:style-name="ce9">
            <text:p>20,918</text:p>
          </table:table-cell>
          <table:table-cell office:value-type="float" office:value="19977" table:style-name="ce9">
            <text:p>19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38" table:style-name="ce9">
            <text:p>13,438</text:p>
          </table:table-cell>
          <table:table-cell office:value-type="float" office:value="33760" table:style-name="ce11">
            <text:p>33,760</text:p>
          </table:table-cell>
          <table:table-cell office:value-type="float" office:value="17114" table:style-name="ce9">
            <text:p>17,114</text:p>
          </table:table-cell>
          <table:table-cell office:value-type="float" office:value="16646" table:style-name="ce9">
            <text:p>16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572" table:style-name="ce9">
            <text:p>38,572</text:p>
          </table:table-cell>
          <table:table-cell office:value-type="float" office:value="94119" table:style-name="ce11">
            <text:p>94,119</text:p>
          </table:table-cell>
          <table:table-cell office:value-type="float" office:value="47468" table:style-name="ce9">
            <text:p>47,468</text:p>
          </table:table-cell>
          <table:table-cell office:value-type="float" office:value="46651" table:style-name="ce9">
            <text:p>46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246" table:style-name="ce9">
            <text:p>19,246</text:p>
          </table:table-cell>
          <table:table-cell office:value-type="float" office:value="43850" table:style-name="ce11">
            <text:p>43,850</text:p>
          </table:table-cell>
          <table:table-cell office:value-type="float" office:value="22119" table:style-name="ce9">
            <text:p>22,119</text:p>
          </table:table-cell>
          <table:table-cell office:value-type="float" office:value="21731" table:style-name="ce9">
            <text:p>21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21" table:style-name="ce9">
            <text:p>35,621</text:p>
          </table:table-cell>
          <table:table-cell office:value-type="float" office:value="95128" table:style-name="ce11">
            <text:p>95,128</text:p>
          </table:table-cell>
          <table:table-cell office:value-type="float" office:value="46994" table:style-name="ce9">
            <text:p>46,994</text:p>
          </table:table-cell>
          <table:table-cell office:value-type="float" office:value="48134" table:style-name="ce9">
            <text:p>48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6021" table:style-name="ce9">
            <text:p>16,021</text:p>
          </table:table-cell>
          <table:table-cell office:value-type="float" office:value="40103" table:style-name="ce11">
            <text:p>40,103</text:p>
          </table:table-cell>
          <table:table-cell office:value-type="float" office:value="20083" table:style-name="ce9">
            <text:p>20,083</text:p>
          </table:table-cell>
          <table:table-cell office:value-type="float" office:value="20020" table:style-name="ce9">
            <text:p>20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39" table:style-name="ce9">
            <text:p>10,839</text:p>
          </table:table-cell>
          <table:table-cell office:value-type="float" office:value="29033" table:style-name="ce11">
            <text:p>29,033</text:p>
          </table:table-cell>
          <table:table-cell office:value-type="float" office:value="15241" table:style-name="ce9">
            <text:p>15,241</text:p>
          </table:table-cell>
          <table:table-cell office:value-type="float" office:value="13792" table:style-name="ce9">
            <text:p>13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082" table:style-name="ce9">
            <text:p>3,082</text:p>
          </table:table-cell>
          <table:table-cell office:value-type="float" office:value="6745" table:style-name="ce11">
            <text:p>6,745</text:p>
          </table:table-cell>
          <table:table-cell office:value-type="float" office:value="3727" table:style-name="ce9">
            <text:p>3,727</text:p>
          </table:table-cell>
          <table:table-cell office:value-type="float" office:value="3018" table:style-name="ce9">
            <text:p>3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92" table:style-name="ce9">
            <text:p>9,492</text:p>
          </table:table-cell>
          <table:table-cell office:value-type="float" office:value="27786" table:style-name="ce11">
            <text:p>27,786</text:p>
          </table:table-cell>
          <table:table-cell office:value-type="float" office:value="13982" table:style-name="ce9">
            <text:p>13,982</text:p>
          </table:table-cell>
          <table:table-cell office:value-type="float" office:value="13804" table:style-name="ce9">
            <text:p>13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20" table:style-name="ce9">
            <text:p>17,420</text:p>
          </table:table-cell>
          <table:table-cell office:value-type="float" office:value="50836" table:style-name="ce11">
            <text:p>50,836</text:p>
          </table:table-cell>
          <table:table-cell office:value-type="float" office:value="25738" table:style-name="ce9">
            <text:p>25,738</text:p>
          </table:table-cell>
          <table:table-cell office:value-type="float" office:value="25098" table:style-name="ce9">
            <text:p>25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49" table:style-name="ce9">
            <text:p>11,249</text:p>
          </table:table-cell>
          <table:table-cell office:value-type="float" office:value="29486" table:style-name="ce11">
            <text:p>29,486</text:p>
          </table:table-cell>
          <table:table-cell office:value-type="float" office:value="14984" table:style-name="ce9">
            <text:p>14,984</text:p>
          </table:table-cell>
          <table:table-cell office:value-type="float" office:value="14502" table:style-name="ce9">
            <text:p>14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16" table:style-name="ce9">
            <text:p>10,716</text:p>
          </table:table-cell>
          <table:table-cell office:value-type="float" office:value="29620" table:style-name="ce11">
            <text:p>29,620</text:p>
          </table:table-cell>
          <table:table-cell office:value-type="float" office:value="15134" table:style-name="ce9">
            <text:p>15,134</text:p>
          </table:table-cell>
          <table:table-cell office:value-type="float" office:value="14486" table:style-name="ce9">
            <text:p>14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97" table:style-name="ce9">
            <text:p>5,797</text:p>
          </table:table-cell>
          <table:table-cell office:value-type="float" office:value="13669" table:style-name="ce11">
            <text:p>13,669</text:p>
          </table:table-cell>
          <table:table-cell office:value-type="float" office:value="6816" table:style-name="ce9">
            <text:p>6,816</text:p>
          </table:table-cell>
          <table:table-cell office:value-type="float" office:value="6853" table:style-name="ce9">
            <text:p>6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22" table:style-name="ce9">
            <text:p>6,822</text:p>
          </table:table-cell>
          <table:table-cell office:value-type="float" office:value="18529" table:style-name="ce11">
            <text:p>18,529</text:p>
          </table:table-cell>
          <table:table-cell office:value-type="float" office:value="9459" table:style-name="ce9">
            <text:p>9,459</text:p>
          </table:table-cell>
          <table:table-cell office:value-type="float" office:value="9070" table:style-name="ce9">
            <text:p>9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3000" table:style-name="ce9">
            <text:p>13,000</text:p>
          </table:table-cell>
          <table:table-cell office:value-type="float" office:value="34910" table:style-name="ce11">
            <text:p>34,910</text:p>
          </table:table-cell>
          <table:table-cell office:value-type="float" office:value="17917" table:style-name="ce9">
            <text:p>17,917</text:p>
          </table:table-cell>
          <table:table-cell office:value-type="float" office:value="16993" table:style-name="ce9">
            <text:p>16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91" table:style-name="ce9">
            <text:p>13,691</text:p>
          </table:table-cell>
          <table:table-cell office:value-type="float" office:value="34863" table:style-name="ce11">
            <text:p>34,863</text:p>
          </table:table-cell>
          <table:table-cell office:value-type="float" office:value="17916" table:style-name="ce9">
            <text:p>17,916</text:p>
          </table:table-cell>
          <table:table-cell office:value-type="float" office:value="16947" table:style-name="ce9">
            <text:p>16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88" table:style-name="ce9">
            <text:p>14,988</text:p>
          </table:table-cell>
          <table:table-cell office:value-type="float" office:value="37608" table:style-name="ce11">
            <text:p>37,608</text:p>
          </table:table-cell>
          <table:table-cell office:value-type="float" office:value="19808" table:style-name="ce9">
            <text:p>19,808</text:p>
          </table:table-cell>
          <table:table-cell office:value-type="float" office:value="17800" table:style-name="ce9">
            <text:p>17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32" table:style-name="ce9">
            <text:p>5,432</text:p>
          </table:table-cell>
          <table:table-cell office:value-type="float" office:value="12024" table:style-name="ce11">
            <text:p>12,024</text:p>
          </table:table-cell>
          <table:table-cell office:value-type="float" office:value="6468" table:style-name="ce9">
            <text:p>6,468</text:p>
          </table:table-cell>
          <table:table-cell office:value-type="float" office:value="5556" table:style-name="ce9">
            <text:p>5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7" table:style-name="ce9">
            <text:p>2,287</text:p>
          </table:table-cell>
          <table:table-cell office:value-type="float" office:value="5724" table:style-name="ce11">
            <text:p>5,724</text:p>
          </table:table-cell>
          <table:table-cell office:value-type="float" office:value="3017" table:style-name="ce9">
            <text:p>3,017</text:p>
          </table:table-cell>
          <table:table-cell office:value-type="float" office:value="2707" table:style-name="ce9">
            <text:p>2,70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37" table:style-name="ce9">
            <text:p>4,737</text:p>
          </table:table-cell>
          <table:table-cell office:value-type="float" office:value="11184" table:style-name="ce11">
            <text:p>11,184</text:p>
          </table:table-cell>
          <table:table-cell office:value-type="float" office:value="6107" table:style-name="ce9">
            <text:p>6,107</text:p>
          </table:table-cell>
          <table:table-cell office:value-type="float" office:value="5077" table:style-name="ce9">
            <text:p>5,0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3" table:style-name="ce9">
            <text:p>5,123</text:p>
          </table:table-cell>
          <table:table-cell office:value-type="float" office:value="13657" table:style-name="ce11">
            <text:p>13,657</text:p>
          </table:table-cell>
          <table:table-cell office:value-type="float" office:value="7394" table:style-name="ce9">
            <text:p>7,394</text:p>
          </table:table-cell>
          <table:table-cell office:value-type="float" office:value="6263" table:style-name="ce9">
            <text:p>6,2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25" table:style-name="ce9">
            <text:p>625</text:p>
          </table:table-cell>
          <table:table-cell office:value-type="float" office:value="1906" table:style-name="ce11">
            <text:p>1,906</text:p>
          </table:table-cell>
          <table:table-cell office:value-type="float" office:value="951" table:style-name="ce9">
            <text:p>951</text:p>
          </table:table-cell>
          <table:table-cell office:value-type="float" office:value="955" table:style-name="ce9">
            <text:p>95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70" table:style-name="ce9">
            <text:p>1,370</text:p>
          </table:table-cell>
          <table:table-cell office:value-type="float" office:value="4244" table:style-name="ce11">
            <text:p>4,244</text:p>
          </table:table-cell>
          <table:table-cell office:value-type="float" office:value="2215" table:style-name="ce9">
            <text:p>2,215</text:p>
          </table:table-cell>
          <table:table-cell office:value-type="float" office:value="2029" table:style-name="ce9">
            <text:p>2,029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6" table:style-name="ce16">
            <text:p>866</text:p>
          </table:table-cell>
          <table:table-cell office:value-type="float" office:value="3166" table:style-name="ce18">
            <text:p>3,166</text:p>
          </table:table-cell>
          <table:table-cell office:value-type="float" office:value="1627" table:style-name="ce16">
            <text:p>1,627</text:p>
          </table:table-cell>
          <table:table-cell office:value-type="float" office:value="1539" table:style-name="ce16">
            <text:p>1,539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4596" table:style-name="ce71">
            <text:p>174,596</text:p>
          </table:table-cell>
          <table:table-cell office:value-type="float" office:value="448933" table:style-name="ce79">
            <text:p>448,933</text:p>
          </table:table-cell>
          <table:table-cell office:value-type="float" office:value="225937" table:style-name="ce79">
            <text:p>225,937</text:p>
          </table:table-cell>
          <table:table-cell office:value-type="float" office:value="222996" table:style-name="ce73">
            <text:p>222,9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516" table:style-name="ce52">
            <text:p>37,516</text:p>
          </table:table-cell>
          <table:table-cell office:value-type="float" office:value="94557" table:style-name="ce11">
            <text:p>94,557</text:p>
          </table:table-cell>
          <table:table-cell office:value-type="float" office:value="46022" table:style-name="ce11">
            <text:p>46,022</text:p>
          </table:table-cell>
          <table:table-cell office:value-type="float" office:value="48535" table:style-name="ce10">
            <text:p>48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64" table:style-name="ce52">
            <text:p>26,764</text:p>
          </table:table-cell>
          <table:table-cell office:value-type="float" office:value="70243" table:style-name="ce11">
            <text:p>70,243</text:p>
          </table:table-cell>
          <table:table-cell office:value-type="float" office:value="33119" table:style-name="ce11">
            <text:p>33,119</text:p>
          </table:table-cell>
          <table:table-cell office:value-type="float" office:value="37124" table:style-name="ce10">
            <text:p>37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36" table:style-name="ce52">
            <text:p>14,436</text:p>
          </table:table-cell>
          <table:table-cell office:value-type="float" office:value="38053" table:style-name="ce11">
            <text:p>38,053</text:p>
          </table:table-cell>
          <table:table-cell office:value-type="float" office:value="19327" table:style-name="ce11">
            <text:p>19,327</text:p>
          </table:table-cell>
          <table:table-cell office:value-type="float" office:value="18726" table:style-name="ce10">
            <text:p>18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538" table:style-name="ce52">
            <text:p>10,538</text:p>
          </table:table-cell>
          <table:table-cell office:value-type="float" office:value="28465" table:style-name="ce11">
            <text:p>28,465</text:p>
          </table:table-cell>
          <table:table-cell office:value-type="float" office:value="14650" table:style-name="ce11">
            <text:p>14,650</text:p>
          </table:table-cell>
          <table:table-cell office:value-type="float" office:value="13815" table:style-name="ce10">
            <text:p>13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545" table:style-name="ce52">
            <text:p>14,545</text:p>
          </table:table-cell>
          <table:table-cell office:value-type="float" office:value="34852" table:style-name="ce11">
            <text:p>34,852</text:p>
          </table:table-cell>
          <table:table-cell office:value-type="float" office:value="18034" table:style-name="ce11">
            <text:p>18,034</text:p>
          </table:table-cell>
          <table:table-cell office:value-type="float" office:value="16818" table:style-name="ce10">
            <text:p>16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338" table:style-name="ce52">
            <text:p>9,338</text:p>
          </table:table-cell>
          <table:table-cell office:value-type="float" office:value="24361" table:style-name="ce11">
            <text:p>24,361</text:p>
          </table:table-cell>
          <table:table-cell office:value-type="float" office:value="12750" table:style-name="ce11">
            <text:p>12,750</text:p>
          </table:table-cell>
          <table:table-cell office:value-type="float" office:value="11611" table:style-name="ce10">
            <text:p>11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167" table:style-name="ce52">
            <text:p>12,167</text:p>
          </table:table-cell>
          <table:table-cell office:value-type="float" office:value="31878" table:style-name="ce11">
            <text:p>31,878</text:p>
          </table:table-cell>
          <table:table-cell office:value-type="float" office:value="16805" table:style-name="ce11">
            <text:p>16,805</text:p>
          </table:table-cell>
          <table:table-cell office:value-type="float" office:value="15073" table:style-name="ce10">
            <text:p>15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157" table:style-name="ce52">
            <text:p>20,157</text:p>
          </table:table-cell>
          <table:table-cell office:value-type="float" office:value="52746" table:style-name="ce11">
            <text:p>52,746</text:p>
          </table:table-cell>
          <table:table-cell office:value-type="float" office:value="26775" table:style-name="ce11">
            <text:p>26,775</text:p>
          </table:table-cell>
          <table:table-cell office:value-type="float" office:value="25971" table:style-name="ce10">
            <text:p>25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6035" table:style-name="ce52">
            <text:p>16,035</text:p>
          </table:table-cell>
          <table:table-cell office:value-type="float" office:value="40404" table:style-name="ce11">
            <text:p>40,404</text:p>
          </table:table-cell>
          <table:table-cell office:value-type="float" office:value="20615" table:style-name="ce11">
            <text:p>20,615</text:p>
          </table:table-cell>
          <table:table-cell office:value-type="float" office:value="19789" table:style-name="ce10">
            <text:p>19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9056" table:style-name="ce52">
            <text:p>9,056</text:p>
          </table:table-cell>
          <table:table-cell office:value-type="float" office:value="21223" table:style-name="ce11">
            <text:p>21,223</text:p>
          </table:table-cell>
          <table:table-cell office:value-type="float" office:value="11457" table:style-name="ce11">
            <text:p>11,457</text:p>
          </table:table-cell>
          <table:table-cell office:value-type="float" office:value="9766" table:style-name="ce10">
            <text:p>9,7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8" table:style-name="ce52">
            <text:p>1,998</text:p>
          </table:table-cell>
          <table:table-cell office:value-type="float" office:value="6142" table:style-name="ce11">
            <text:p>6,142</text:p>
          </table:table-cell>
          <table:table-cell office:value-type="float" office:value="3291" table:style-name="ce11">
            <text:p>3,291</text:p>
          </table:table-cell>
          <table:table-cell office:value-type="float" office:value="2851" table:style-name="ce10">
            <text:p>2,85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46" table:style-name="ce53">
            <text:p>2,046</text:p>
          </table:table-cell>
          <table:table-cell office:value-type="float" office:value="6009" table:style-name="ce18">
            <text:p>6,009</text:p>
          </table:table-cell>
          <table:table-cell office:value-type="float" office:value="3092" table:style-name="ce18">
            <text:p>3,092</text:p>
          </table:table-cell>
          <table:table-cell office:value-type="float" office:value="2917" table:style-name="ce17">
            <text:p>2,91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5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2048" table:style-name="ce71">
            <text:p>212,048</text:p>
          </table:table-cell>
          <table:table-cell office:value-type="float" office:value="576027" table:style-name="ce79">
            <text:p>576,027</text:p>
          </table:table-cell>
          <table:table-cell office:value-type="float" office:value="293914" table:style-name="ce79">
            <text:p>293,914</text:p>
          </table:table-cell>
          <table:table-cell office:value-type="float" office:value="282113" table:style-name="ce73">
            <text:p>282,11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7882" table:style-name="ce52">
            <text:p>77,882</text:p>
          </table:table-cell>
          <table:table-cell office:value-type="float" office:value="206702" table:style-name="ce11">
            <text:p>206,702</text:p>
          </table:table-cell>
          <table:table-cell office:value-type="float" office:value="102812" table:style-name="ce11">
            <text:p>102,812</text:p>
          </table:table-cell>
          <table:table-cell office:value-type="float" office:value="103890" table:style-name="ce10">
            <text:p>103,89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85" table:style-name="ce52">
            <text:p>9,385</text:p>
          </table:table-cell>
          <table:table-cell office:value-type="float" office:value="27313" table:style-name="ce49">
            <text:p>27,313</text:p>
          </table:table-cell>
          <table:table-cell office:value-type="float" office:value="14661" table:style-name="ce11">
            <text:p>14,661</text:p>
          </table:table-cell>
          <table:table-cell office:value-type="float" office:value="12652" table:style-name="ce10">
            <text:p>12,65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667" table:style-name="ce52">
            <text:p>11,667</text:p>
          </table:table-cell>
          <table:table-cell office:value-type="float" office:value="32863" table:style-name="ce49">
            <text:p>32,863</text:p>
          </table:table-cell>
          <table:table-cell office:value-type="float" office:value="17551" table:style-name="ce11">
            <text:p>17,551</text:p>
          </table:table-cell>
          <table:table-cell office:value-type="float" office:value="15312" table:style-name="ce10">
            <text:p>15,31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862" table:style-name="ce52">
            <text:p>35,862</text:p>
          </table:table-cell>
          <table:table-cell office:value-type="float" office:value="96235" table:style-name="ce49">
            <text:p>96,235</text:p>
          </table:table-cell>
          <table:table-cell office:value-type="float" office:value="48535" table:style-name="ce11">
            <text:p>48,535</text:p>
          </table:table-cell>
          <table:table-cell office:value-type="float" office:value="47700" table:style-name="ce10">
            <text:p>47,70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740" table:style-name="ce52">
            <text:p>29,740</text:p>
          </table:table-cell>
          <table:table-cell office:value-type="float" office:value="80154" table:style-name="ce49">
            <text:p>80,154</text:p>
          </table:table-cell>
          <table:table-cell office:value-type="float" office:value="40498" table:style-name="ce11">
            <text:p>40,498</text:p>
          </table:table-cell>
          <table:table-cell office:value-type="float" office:value="39656" table:style-name="ce10">
            <text:p>39,6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77" table:style-name="ce52">
            <text:p>4,377</text:p>
          </table:table-cell>
          <table:table-cell office:value-type="float" office:value="12221" table:style-name="ce49">
            <text:p>12,221</text:p>
          </table:table-cell>
          <table:table-cell office:value-type="float" office:value="6637" table:style-name="ce11">
            <text:p>6,637</text:p>
          </table:table-cell>
          <table:table-cell office:value-type="float" office:value="5584" table:style-name="ce10">
            <text:p>5,58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20236" table:style-name="ce52">
            <text:p>20,236</text:p>
          </table:table-cell>
          <table:table-cell office:value-type="float" office:value="58216" table:style-name="ce49">
            <text:p>58,216</text:p>
          </table:table-cell>
          <table:table-cell office:value-type="float" office:value="29810" table:style-name="ce11">
            <text:p>29,810</text:p>
          </table:table-cell>
          <table:table-cell office:value-type="float" office:value="28406" table:style-name="ce10">
            <text:p>28,40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075" table:style-name="ce52">
            <text:p>7,075</text:p>
          </table:table-cell>
          <table:table-cell office:value-type="float" office:value="19864" table:style-name="ce49">
            <text:p>19,864</text:p>
          </table:table-cell>
          <table:table-cell office:value-type="float" office:value="10502" table:style-name="ce11">
            <text:p>10,502</text:p>
          </table:table-cell>
          <table:table-cell office:value-type="float" office:value="9362" table:style-name="ce10">
            <text:p>9,36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03" table:style-name="ce52">
            <text:p>5,903</text:p>
          </table:table-cell>
          <table:table-cell office:value-type="float" office:value="14334" table:style-name="ce49">
            <text:p>14,334</text:p>
          </table:table-cell>
          <table:table-cell office:value-type="float" office:value="7787" table:style-name="ce11">
            <text:p>7,787</text:p>
          </table:table-cell>
          <table:table-cell office:value-type="float" office:value="6547" table:style-name="ce10">
            <text:p>6,54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094" table:style-name="ce52">
            <text:p>3,094</text:p>
          </table:table-cell>
          <table:table-cell office:value-type="float" office:value="8714" table:style-name="ce49">
            <text:p>8,714</text:p>
          </table:table-cell>
          <table:table-cell office:value-type="float" office:value="4776" table:style-name="ce11">
            <text:p>4,776</text:p>
          </table:table-cell>
          <table:table-cell office:value-type="float" office:value="3938" table:style-name="ce10">
            <text:p>3,93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5" table:style-name="ce52">
            <text:p>2,095</text:p>
          </table:table-cell>
          <table:table-cell office:value-type="float" office:value="5324" table:style-name="ce49">
            <text:p>5,324</text:p>
          </table:table-cell>
          <table:table-cell office:value-type="float" office:value="2932" table:style-name="ce11">
            <text:p>2,932</text:p>
          </table:table-cell>
          <table:table-cell office:value-type="float" office:value="2392" table:style-name="ce10">
            <text:p>2,392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59" table:style-name="ce52">
            <text:p>2,959</text:p>
          </table:table-cell>
          <table:table-cell office:value-type="float" office:value="9538" table:style-name="ce49">
            <text:p>9,538</text:p>
          </table:table-cell>
          <table:table-cell office:value-type="float" office:value="4961" table:style-name="ce11">
            <text:p>4,961</text:p>
          </table:table-cell>
          <table:table-cell office:value-type="float" office:value="4577" table:style-name="ce10">
            <text:p>4,57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73" table:style-name="ce53">
            <text:p>1,773</text:p>
          </table:table-cell>
          <table:table-cell office:value-type="float" office:value="4549" table:style-name="ce51">
            <text:p>4,549</text:p>
          </table:table-cell>
          <table:table-cell office:value-type="float" office:value="2452" table:style-name="ce18">
            <text:p>2,452</text:p>
          </table:table-cell>
          <table:table-cell office:value-type="float" office:value="2097" table:style-name="ce17">
            <text:p>2,09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5769" table:style-name="ce71">
            <text:p>195,769</text:p>
          </table:table-cell>
          <table:table-cell office:value-type="float" office:value="535414" table:style-name="ce79">
            <text:p>535,414</text:p>
          </table:table-cell>
          <table:table-cell office:value-type="float" office:value="275885" table:style-name="ce79">
            <text:p>275,885</text:p>
          </table:table-cell>
          <table:table-cell office:value-type="float" office:value="259529" table:style-name="ce73">
            <text:p>259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16" table:style-name="ce52">
            <text:p>32,516</text:p>
          </table:table-cell>
          <table:table-cell office:value-type="float" office:value="86116" table:style-name="ce11">
            <text:p>86,116</text:p>
          </table:table-cell>
          <table:table-cell office:value-type="float" office:value="42850" table:style-name="ce11">
            <text:p>42,850</text:p>
          </table:table-cell>
          <table:table-cell office:value-type="float" office:value="43266" table:style-name="ce10">
            <text:p>43,26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299" table:style-name="ce52">
            <text:p>38,299</text:p>
          </table:table-cell>
          <table:table-cell office:value-type="float" office:value="104962" table:style-name="ce11">
            <text:p>104,962</text:p>
          </table:table-cell>
          <table:table-cell office:value-type="float" office:value="52884" table:style-name="ce11">
            <text:p>52,884</text:p>
          </table:table-cell>
          <table:table-cell office:value-type="float" office:value="52078" table:style-name="ce10">
            <text:p>52,07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219" table:style-name="ce52">
            <text:p>15,219</text:p>
          </table:table-cell>
          <table:table-cell office:value-type="float" office:value="43973" table:style-name="ce11">
            <text:p>43,973</text:p>
          </table:table-cell>
          <table:table-cell office:value-type="float" office:value="22968" table:style-name="ce11">
            <text:p>22,968</text:p>
          </table:table-cell>
          <table:table-cell office:value-type="float" office:value="21005" table:style-name="ce10">
            <text:p>21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9" table:style-name="ce52">
            <text:p>11,549</text:p>
          </table:table-cell>
          <table:table-cell office:value-type="float" office:value="32169" table:style-name="ce11">
            <text:p>32,169</text:p>
          </table:table-cell>
          <table:table-cell office:value-type="float" office:value="17020" table:style-name="ce11">
            <text:p>17,020</text:p>
          </table:table-cell>
          <table:table-cell office:value-type="float" office:value="15149" table:style-name="ce10">
            <text:p>15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2110" table:style-name="ce52">
            <text:p>32,110</text:p>
          </table:table-cell>
          <table:table-cell office:value-type="float" office:value="87319" table:style-name="ce11">
            <text:p>87,319</text:p>
          </table:table-cell>
          <table:table-cell office:value-type="float" office:value="44034" table:style-name="ce11">
            <text:p>44,034</text:p>
          </table:table-cell>
          <table:table-cell office:value-type="float" office:value="43285" table:style-name="ce10">
            <text:p>43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69" table:style-name="ce52">
            <text:p>12,169</text:p>
          </table:table-cell>
          <table:table-cell office:value-type="float" office:value="34510" table:style-name="ce11">
            <text:p>34,510</text:p>
          </table:table-cell>
          <table:table-cell office:value-type="float" office:value="18240" table:style-name="ce11">
            <text:p>18,240</text:p>
          </table:table-cell>
          <table:table-cell office:value-type="float" office:value="16270" table:style-name="ce10">
            <text:p>16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59" table:style-name="ce52">
            <text:p>5,859</text:p>
          </table:table-cell>
          <table:table-cell office:value-type="float" office:value="15683" table:style-name="ce11">
            <text:p>15,683</text:p>
          </table:table-cell>
          <table:table-cell office:value-type="float" office:value="8200" table:style-name="ce11">
            <text:p>8,200</text:p>
          </table:table-cell>
          <table:table-cell office:value-type="float" office:value="7483" table:style-name="ce10">
            <text:p>7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13" table:style-name="ce52">
            <text:p>5,213</text:p>
          </table:table-cell>
          <table:table-cell office:value-type="float" office:value="13347" table:style-name="ce11">
            <text:p>13,347</text:p>
          </table:table-cell>
          <table:table-cell office:value-type="float" office:value="7117" table:style-name="ce11">
            <text:p>7,117</text:p>
          </table:table-cell>
          <table:table-cell office:value-type="float" office:value="6230" table:style-name="ce10">
            <text:p>6,2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53" table:style-name="ce52">
            <text:p>10,853</text:p>
          </table:table-cell>
          <table:table-cell office:value-type="float" office:value="31636" table:style-name="ce11">
            <text:p>31,636</text:p>
          </table:table-cell>
          <table:table-cell office:value-type="float" office:value="16485" table:style-name="ce11">
            <text:p>16,485</text:p>
          </table:table-cell>
          <table:table-cell office:value-type="float" office:value="15151" table:style-name="ce10">
            <text:p>15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5" table:style-name="ce52">
            <text:p>6,105</text:p>
          </table:table-cell>
          <table:table-cell office:value-type="float" office:value="16750" table:style-name="ce11">
            <text:p>16,750</text:p>
          </table:table-cell>
          <table:table-cell office:value-type="float" office:value="8877" table:style-name="ce11">
            <text:p>8,877</text:p>
          </table:table-cell>
          <table:table-cell office:value-type="float" office:value="7873" table:style-name="ce10">
            <text:p>7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38" table:style-name="ce52">
            <text:p>3,838</text:p>
          </table:table-cell>
          <table:table-cell office:value-type="float" office:value="9173" table:style-name="ce11">
            <text:p>9,173</text:p>
          </table:table-cell>
          <table:table-cell office:value-type="float" office:value="5064" table:style-name="ce11">
            <text:p>5,064</text:p>
          </table:table-cell>
          <table:table-cell office:value-type="float" office:value="4109" table:style-name="ce10">
            <text:p>4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06" table:style-name="ce52">
            <text:p>3,606</text:p>
          </table:table-cell>
          <table:table-cell office:value-type="float" office:value="10047" table:style-name="ce11">
            <text:p>10,047</text:p>
          </table:table-cell>
          <table:table-cell office:value-type="float" office:value="5338" table:style-name="ce11">
            <text:p>5,338</text:p>
          </table:table-cell>
          <table:table-cell office:value-type="float" office:value="4709" table:style-name="ce10">
            <text:p>4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26" table:style-name="ce52">
            <text:p>5,626</text:p>
          </table:table-cell>
          <table:table-cell office:value-type="float" office:value="15295" table:style-name="ce11">
            <text:p>15,295</text:p>
          </table:table-cell>
          <table:table-cell office:value-type="float" office:value="8099" table:style-name="ce11">
            <text:p>8,099</text:p>
          </table:table-cell>
          <table:table-cell office:value-type="float" office:value="7196" table:style-name="ce10">
            <text:p>7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0" table:style-name="ce52">
            <text:p>2,620</text:p>
          </table:table-cell>
          <table:table-cell office:value-type="float" office:value="6516" table:style-name="ce11">
            <text:p>6,516</text:p>
          </table:table-cell>
          <table:table-cell office:value-type="float" office:value="3657" table:style-name="ce11">
            <text:p>3,657</text:p>
          </table:table-cell>
          <table:table-cell office:value-type="float" office:value="2859" table:style-name="ce10">
            <text:p>2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4" table:style-name="ce52">
            <text:p>4,144</text:p>
          </table:table-cell>
          <table:table-cell office:value-type="float" office:value="11798" table:style-name="ce11">
            <text:p>11,798</text:p>
          </table:table-cell>
          <table:table-cell office:value-type="float" office:value="6264" table:style-name="ce11">
            <text:p>6,264</text:p>
          </table:table-cell>
          <table:table-cell office:value-type="float" office:value="5534" table:style-name="ce10">
            <text:p>5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0" table:style-name="ce52">
            <text:p>2,330</text:p>
          </table:table-cell>
          <table:table-cell office:value-type="float" office:value="6225" table:style-name="ce11">
            <text:p>6,225</text:p>
          </table:table-cell>
          <table:table-cell office:value-type="float" office:value="3393" table:style-name="ce11">
            <text:p>3,393</text:p>
          </table:table-cell>
          <table:table-cell office:value-type="float" office:value="2832" table:style-name="ce10">
            <text:p>2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1" table:style-name="ce52">
            <text:p>1,721</text:p>
          </table:table-cell>
          <table:table-cell office:value-type="float" office:value="4162" table:style-name="ce11">
            <text:p>4,162</text:p>
          </table:table-cell>
          <table:table-cell office:value-type="float" office:value="2301" table:style-name="ce11">
            <text:p>2,301</text:p>
          </table:table-cell>
          <table:table-cell office:value-type="float" office:value="1861" table:style-name="ce10">
            <text:p>1,86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2" table:style-name="ce53">
            <text:p>1,992</text:p>
          </table:table-cell>
          <table:table-cell office:value-type="float" office:value="5733" table:style-name="ce18">
            <text:p>5,733</text:p>
          </table:table-cell>
          <table:table-cell office:value-type="float" office:value="3094" table:style-name="ce18">
            <text:p>3,094</text:p>
          </table:table-cell>
          <table:table-cell office:value-type="float" office:value="2639" table:style-name="ce17">
            <text:p>2,639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400161" table:style-name="ce71">
            <text:p>400,161</text:p>
          </table:table-cell>
          <table:table-cell office:value-type="float" office:value="1247683" table:style-name="ce79">
            <text:p>1,247,683</text:p>
          </table:table-cell>
          <table:table-cell office:value-type="float" office:value="633111" table:style-name="ce79">
            <text:p>633,111</text:p>
          </table:table-cell>
          <table:table-cell office:value-type="float" office:value="614572" table:style-name="ce73">
            <text:p>614,5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420" table:style-name="ce52">
            <text:p>78,420</text:p>
          </table:table-cell>
          <table:table-cell office:value-type="float" office:value="226790" table:style-name="ce11">
            <text:p>226,790</text:p>
          </table:table-cell>
          <table:table-cell office:value-type="float" office:value="111408" table:style-name="ce11">
            <text:p>111,408</text:p>
          </table:table-cell>
          <table:table-cell office:value-type="float" office:value="115382" table:style-name="ce10">
            <text:p>115,3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315" table:style-name="ce52">
            <text:p>41,315</text:p>
          </table:table-cell>
          <table:table-cell office:value-type="float" office:value="122106" table:style-name="ce11">
            <text:p>122,106</text:p>
          </table:table-cell>
          <table:table-cell office:value-type="float" office:value="60326" table:style-name="ce11">
            <text:p>60,326</text:p>
          </table:table-cell>
          <table:table-cell office:value-type="float" office:value="61780" table:style-name="ce10">
            <text:p>61,780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465" table:style-name="ce52">
            <text:p>25,465</text:p>
          </table:table-cell>
          <table:table-cell office:value-type="float" office:value="85391" table:style-name="ce11">
            <text:p>85,391</text:p>
          </table:table-cell>
          <table:table-cell office:value-type="float" office:value="43240" table:style-name="ce11">
            <text:p>43,240</text:p>
          </table:table-cell>
          <table:table-cell office:value-type="float" office:value="42151" table:style-name="ce10">
            <text:p>42,1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718" table:style-name="ce52">
            <text:p>27,718</text:p>
          </table:table-cell>
          <table:table-cell office:value-type="float" office:value="88992" table:style-name="ce11">
            <text:p>88,992</text:p>
          </table:table-cell>
          <table:table-cell office:value-type="float" office:value="45158" table:style-name="ce11">
            <text:p>45,158</text:p>
          </table:table-cell>
          <table:table-cell office:value-type="float" office:value="43834" table:style-name="ce10">
            <text:p>43,8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237" table:style-name="ce52">
            <text:p>11,237</text:p>
          </table:table-cell>
          <table:table-cell office:value-type="float" office:value="33192" table:style-name="ce11">
            <text:p>33,192</text:p>
          </table:table-cell>
          <table:table-cell office:value-type="float" office:value="16620" table:style-name="ce11">
            <text:p>16,620</text:p>
          </table:table-cell>
          <table:table-cell office:value-type="float" office:value="16572" table:style-name="ce10">
            <text:p>16,5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888" table:style-name="ce52">
            <text:p>16,888</text:p>
          </table:table-cell>
          <table:table-cell office:value-type="float" office:value="54137" table:style-name="ce11">
            <text:p>54,137</text:p>
          </table:table-cell>
          <table:table-cell office:value-type="float" office:value="27350" table:style-name="ce11">
            <text:p>27,350</text:p>
          </table:table-cell>
          <table:table-cell office:value-type="float" office:value="26787" table:style-name="ce10">
            <text:p>26,7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79" table:style-name="ce52">
            <text:p>13,479</text:p>
          </table:table-cell>
          <table:table-cell office:value-type="float" office:value="39819" table:style-name="ce11">
            <text:p>39,819</text:p>
          </table:table-cell>
          <table:table-cell office:value-type="float" office:value="20397" table:style-name="ce11">
            <text:p>20,397</text:p>
          </table:table-cell>
          <table:table-cell office:value-type="float" office:value="19422" table:style-name="ce10">
            <text:p>19,4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413" table:style-name="ce52">
            <text:p>15,413</text:p>
          </table:table-cell>
          <table:table-cell office:value-type="float" office:value="48773" table:style-name="ce11">
            <text:p>48,773</text:p>
          </table:table-cell>
          <table:table-cell office:value-type="float" office:value="24984" table:style-name="ce11">
            <text:p>24,984</text:p>
          </table:table-cell>
          <table:table-cell office:value-type="float" office:value="23789" table:style-name="ce10">
            <text:p>23,7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87" table:style-name="ce52">
            <text:p>4,587</text:p>
          </table:table-cell>
          <table:table-cell office:value-type="float" office:value="16345" table:style-name="ce11">
            <text:p>16,345</text:p>
          </table:table-cell>
          <table:table-cell office:value-type="float" office:value="8448" table:style-name="ce11">
            <text:p>8,448</text:p>
          </table:table-cell>
          <table:table-cell office:value-type="float" office:value="7897" table:style-name="ce10">
            <text:p>7,8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813" table:style-name="ce52">
            <text:p>10,813</text:p>
          </table:table-cell>
          <table:table-cell office:value-type="float" office:value="37838" table:style-name="ce11">
            <text:p>37,838</text:p>
          </table:table-cell>
          <table:table-cell office:value-type="float" office:value="19068" table:style-name="ce11">
            <text:p>19,068</text:p>
          </table:table-cell>
          <table:table-cell office:value-type="float" office:value="18770" table:style-name="ce10">
            <text:p>18,7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32" table:style-name="ce52">
            <text:p>13,332</text:p>
          </table:table-cell>
          <table:table-cell office:value-type="float" office:value="45581" table:style-name="ce11">
            <text:p>45,581</text:p>
          </table:table-cell>
          <table:table-cell office:value-type="float" office:value="23773" table:style-name="ce11">
            <text:p>23,773</text:p>
          </table:table-cell>
          <table:table-cell office:value-type="float" office:value="21808" table:style-name="ce10">
            <text:p>21,8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221" table:style-name="ce52">
            <text:p>11,221</text:p>
          </table:table-cell>
          <table:table-cell office:value-type="float" office:value="38339" table:style-name="ce11">
            <text:p>38,339</text:p>
          </table:table-cell>
          <table:table-cell office:value-type="float" office:value="19716" table:style-name="ce11">
            <text:p>19,716</text:p>
          </table:table-cell>
          <table:table-cell office:value-type="float" office:value="18623" table:style-name="ce10">
            <text:p>18,6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552" table:style-name="ce52">
            <text:p>14,552</text:p>
          </table:table-cell>
          <table:table-cell office:value-type="float" office:value="44416" table:style-name="ce11">
            <text:p>44,416</text:p>
          </table:table-cell>
          <table:table-cell office:value-type="float" office:value="22755" table:style-name="ce11">
            <text:p>22,755</text:p>
          </table:table-cell>
          <table:table-cell office:value-type="float" office:value="21661" table:style-name="ce10">
            <text:p>21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8" table:style-name="ce52">
            <text:p>6,828</text:p>
          </table:table-cell>
          <table:table-cell office:value-type="float" office:value="22592" table:style-name="ce11">
            <text:p>22,592</text:p>
          </table:table-cell>
          <table:table-cell office:value-type="float" office:value="11888" table:style-name="ce11">
            <text:p>11,888</text:p>
          </table:table-cell>
          <table:table-cell office:value-type="float" office:value="10704" table:style-name="ce10">
            <text:p>10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2133" table:style-name="ce52">
            <text:p>12,133</text:p>
          </table:table-cell>
          <table:table-cell office:value-type="float" office:value="39965" table:style-name="ce11">
            <text:p>39,965</text:p>
          </table:table-cell>
          <table:table-cell office:value-type="float" office:value="20279" table:style-name="ce11">
            <text:p>20,279</text:p>
          </table:table-cell>
          <table:table-cell office:value-type="float" office:value="19686" table:style-name="ce10">
            <text:p>19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67" table:style-name="ce52">
            <text:p>9,367</text:p>
          </table:table-cell>
          <table:table-cell office:value-type="float" office:value="31477" table:style-name="ce11">
            <text:p>31,477</text:p>
          </table:table-cell>
          <table:table-cell office:value-type="float" office:value="16507" table:style-name="ce11">
            <text:p>16,507</text:p>
          </table:table-cell>
          <table:table-cell office:value-type="float" office:value="14970" table:style-name="ce10">
            <text:p>14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134" table:style-name="ce52">
            <text:p>11,134</text:p>
          </table:table-cell>
          <table:table-cell office:value-type="float" office:value="33874" table:style-name="ce11">
            <text:p>33,874</text:p>
          </table:table-cell>
          <table:table-cell office:value-type="float" office:value="17390" table:style-name="ce11">
            <text:p>17,390</text:p>
          </table:table-cell>
          <table:table-cell office:value-type="float" office:value="16484" table:style-name="ce10">
            <text:p>16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200" table:style-name="ce52">
            <text:p>11,200</text:p>
          </table:table-cell>
          <table:table-cell office:value-type="float" office:value="35688" table:style-name="ce11">
            <text:p>35,688</text:p>
          </table:table-cell>
          <table:table-cell office:value-type="float" office:value="18487" table:style-name="ce11">
            <text:p>18,487</text:p>
          </table:table-cell>
          <table:table-cell office:value-type="float" office:value="17201" table:style-name="ce10">
            <text:p>17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344" table:style-name="ce52">
            <text:p>13,344</text:p>
          </table:table-cell>
          <table:table-cell office:value-type="float" office:value="41777" table:style-name="ce11">
            <text:p>41,777</text:p>
          </table:table-cell>
          <table:table-cell office:value-type="float" office:value="21422" table:style-name="ce11">
            <text:p>21,422</text:p>
          </table:table-cell>
          <table:table-cell office:value-type="float" office:value="20355" table:style-name="ce10">
            <text:p>20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9" table:style-name="ce52">
            <text:p>5,299</text:p>
          </table:table-cell>
          <table:table-cell office:value-type="float" office:value="14257" table:style-name="ce11">
            <text:p>14,257</text:p>
          </table:table-cell>
          <table:table-cell office:value-type="float" office:value="7482" table:style-name="ce11">
            <text:p>7,482</text:p>
          </table:table-cell>
          <table:table-cell office:value-type="float" office:value="6775" table:style-name="ce10">
            <text:p>6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32" table:style-name="ce52">
            <text:p>8,232</text:p>
          </table:table-cell>
          <table:table-cell office:value-type="float" office:value="26157" table:style-name="ce11">
            <text:p>26,157</text:p>
          </table:table-cell>
          <table:table-cell office:value-type="float" office:value="13487" table:style-name="ce11">
            <text:p>13,487</text:p>
          </table:table-cell>
          <table:table-cell office:value-type="float" office:value="12670" table:style-name="ce10">
            <text:p>12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202" table:style-name="ce52">
            <text:p>9,202</text:p>
          </table:table-cell>
          <table:table-cell office:value-type="float" office:value="29430" table:style-name="ce11">
            <text:p>29,430</text:p>
          </table:table-cell>
          <table:table-cell office:value-type="float" office:value="15174" table:style-name="ce11">
            <text:p>15,174</text:p>
          </table:table-cell>
          <table:table-cell office:value-type="float" office:value="14256" table:style-name="ce10">
            <text:p>14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3" table:style-name="ce52">
            <text:p>10,123</text:p>
          </table:table-cell>
          <table:table-cell office:value-type="float" office:value="31853" table:style-name="ce11">
            <text:p>31,853</text:p>
          </table:table-cell>
          <table:table-cell office:value-type="float" office:value="16801" table:style-name="ce11">
            <text:p>16,801</text:p>
          </table:table-cell>
          <table:table-cell office:value-type="float" office:value="15052" table:style-name="ce10">
            <text:p>15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44" table:style-name="ce52">
            <text:p>5,144</text:p>
          </table:table-cell>
          <table:table-cell office:value-type="float" office:value="15615" table:style-name="ce11">
            <text:p>15,615</text:p>
          </table:table-cell>
          <table:table-cell office:value-type="float" office:value="8421" table:style-name="ce11">
            <text:p>8,421</text:p>
          </table:table-cell>
          <table:table-cell office:value-type="float" office:value="7194" table:style-name="ce10">
            <text:p>7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78" table:style-name="ce52">
            <text:p>4,578</text:p>
          </table:table-cell>
          <table:table-cell office:value-type="float" office:value="14506" table:style-name="ce11">
            <text:p>14,506</text:p>
          </table:table-cell>
          <table:table-cell office:value-type="float" office:value="7575" table:style-name="ce11">
            <text:p>7,575</text:p>
          </table:table-cell>
          <table:table-cell office:value-type="float" office:value="6931" table:style-name="ce10">
            <text:p>6,93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37" table:style-name="ce53">
            <text:p>9,137</text:p>
          </table:table-cell>
          <table:table-cell office:value-type="float" office:value="28773" table:style-name="ce18">
            <text:p>28,773</text:p>
          </table:table-cell>
          <table:table-cell office:value-type="float" office:value="14955" table:style-name="ce18">
            <text:p>14,955</text:p>
          </table:table-cell>
          <table:table-cell office:value-type="float" office:value="13818" table:style-name="ce17">
            <text:p>13,81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92" table:style-name="ce71">
            <text:p>179,592</text:p>
          </table:table-cell>
          <table:table-cell office:value-type="float" office:value="481670" table:style-name="ce79">
            <text:p>481,670</text:p>
          </table:table-cell>
          <table:table-cell office:value-type="float" office:value="245879" table:style-name="ce79">
            <text:p>245,879</text:p>
          </table:table-cell>
          <table:table-cell office:value-type="float" office:value="235791" table:style-name="ce73">
            <text:p>235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639" table:style-name="ce52">
            <text:p>35,639</text:p>
          </table:table-cell>
          <table:table-cell office:value-type="float" office:value="97820" table:style-name="ce11">
            <text:p>97,820</text:p>
          </table:table-cell>
          <table:table-cell office:value-type="float" office:value="48790" table:style-name="ce11">
            <text:p>48,790</text:p>
          </table:table-cell>
          <table:table-cell office:value-type="float" office:value="49030" table:style-name="ce10">
            <text:p>49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51" table:style-name="ce52">
            <text:p>29,051</text:p>
          </table:table-cell>
          <table:table-cell office:value-type="float" office:value="77587" table:style-name="ce11">
            <text:p>77,587</text:p>
          </table:table-cell>
          <table:table-cell office:value-type="float" office:value="38413" table:style-name="ce11">
            <text:p>38,413</text:p>
          </table:table-cell>
          <table:table-cell office:value-type="float" office:value="39174" table:style-name="ce10">
            <text:p>39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330" table:style-name="ce52">
            <text:p>34,330</text:p>
          </table:table-cell>
          <table:table-cell office:value-type="float" office:value="96445" table:style-name="ce11">
            <text:p>96,445</text:p>
          </table:table-cell>
          <table:table-cell office:value-type="float" office:value="48438" table:style-name="ce11">
            <text:p>48,438</text:p>
          </table:table-cell>
          <table:table-cell office:value-type="float" office:value="48007" table:style-name="ce10">
            <text:p>48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70" table:style-name="ce52">
            <text:p>20,270</text:p>
          </table:table-cell>
          <table:table-cell office:value-type="float" office:value="52174" table:style-name="ce11">
            <text:p>52,174</text:p>
          </table:table-cell>
          <table:table-cell office:value-type="float" office:value="26630" table:style-name="ce11">
            <text:p>26,630</text:p>
          </table:table-cell>
          <table:table-cell office:value-type="float" office:value="25544" table:style-name="ce10">
            <text:p>25,5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8" table:style-name="ce52">
            <text:p>4,218</text:p>
          </table:table-cell>
          <table:table-cell office:value-type="float" office:value="10122" table:style-name="ce11">
            <text:p>10,122</text:p>
          </table:table-cell>
          <table:table-cell office:value-type="float" office:value="5314" table:style-name="ce11">
            <text:p>5,314</text:p>
          </table:table-cell>
          <table:table-cell office:value-type="float" office:value="4808" table:style-name="ce10">
            <text:p>4,8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4" table:style-name="ce52">
            <text:p>12,614</text:p>
          </table:table-cell>
          <table:table-cell office:value-type="float" office:value="36473" table:style-name="ce11">
            <text:p>36,473</text:p>
          </table:table-cell>
          <table:table-cell office:value-type="float" office:value="19236" table:style-name="ce11">
            <text:p>19,236</text:p>
          </table:table-cell>
          <table:table-cell office:value-type="float" office:value="17237" table:style-name="ce10">
            <text:p>17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87" table:style-name="ce52">
            <text:p>7,887</text:p>
          </table:table-cell>
          <table:table-cell office:value-type="float" office:value="16612" table:style-name="ce11">
            <text:p>16,612</text:p>
          </table:table-cell>
          <table:table-cell office:value-type="float" office:value="8865" table:style-name="ce11">
            <text:p>8,865</text:p>
          </table:table-cell>
          <table:table-cell office:value-type="float" office:value="7747" table:style-name="ce10">
            <text:p>7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56" table:style-name="ce52">
            <text:p>5,556</text:p>
          </table:table-cell>
          <table:table-cell office:value-type="float" office:value="13956" table:style-name="ce11">
            <text:p>13,956</text:p>
          </table:table-cell>
          <table:table-cell office:value-type="float" office:value="7646" table:style-name="ce11">
            <text:p>7,646</text:p>
          </table:table-cell>
          <table:table-cell office:value-type="float" office:value="6310" table:style-name="ce10">
            <text:p>6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697" table:style-name="ce52">
            <text:p>5,697</text:p>
          </table:table-cell>
          <table:table-cell office:value-type="float" office:value="15001" table:style-name="ce11">
            <text:p>15,001</text:p>
          </table:table-cell>
          <table:table-cell office:value-type="float" office:value="7941" table:style-name="ce11">
            <text:p>7,941</text:p>
          </table:table-cell>
          <table:table-cell office:value-type="float" office:value="7060" table:style-name="ce10">
            <text:p>7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37" table:style-name="ce52">
            <text:p>7,137</text:p>
          </table:table-cell>
          <table:table-cell office:value-type="float" office:value="17451" table:style-name="ce11">
            <text:p>17,451</text:p>
          </table:table-cell>
          <table:table-cell office:value-type="float" office:value="9432" table:style-name="ce11">
            <text:p>9,432</text:p>
          </table:table-cell>
          <table:table-cell office:value-type="float" office:value="8019" table:style-name="ce10">
            <text:p>8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56" table:style-name="ce52">
            <text:p>7,056</text:p>
          </table:table-cell>
          <table:table-cell office:value-type="float" office:value="16548" table:style-name="ce11">
            <text:p>16,548</text:p>
          </table:table-cell>
          <table:table-cell office:value-type="float" office:value="8683" table:style-name="ce11">
            <text:p>8,683</text:p>
          </table:table-cell>
          <table:table-cell office:value-type="float" office:value="7865" table:style-name="ce10">
            <text:p>7,8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68" table:style-name="ce52">
            <text:p>5,268</text:p>
          </table:table-cell>
          <table:table-cell office:value-type="float" office:value="15712" table:style-name="ce11">
            <text:p>15,712</text:p>
          </table:table-cell>
          <table:table-cell office:value-type="float" office:value="8391" table:style-name="ce11">
            <text:p>8,391</text:p>
          </table:table-cell>
          <table:table-cell office:value-type="float" office:value="7321" table:style-name="ce10">
            <text:p>7,32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9" table:style-name="ce53">
            <text:p>4,869</text:p>
          </table:table-cell>
          <table:table-cell office:value-type="float" office:value="15769" table:style-name="ce18">
            <text:p>15,769</text:p>
          </table:table-cell>
          <table:table-cell office:value-type="float" office:value="8100" table:style-name="ce18">
            <text:p>8,100</text:p>
          </table:table-cell>
          <table:table-cell office:value-type="float" office:value="7669" table:style-name="ce17">
            <text:p>7,66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770" table:style-name="ce71">
            <text:p>244,770</text:p>
          </table:table-cell>
          <table:table-cell office:value-type="float" office:value="666425" table:style-name="ce79">
            <text:p>666,425</text:p>
          </table:table-cell>
          <table:table-cell office:value-type="float" office:value="344212" table:style-name="ce79">
            <text:p>344,212</text:p>
          </table:table-cell>
          <table:table-cell office:value-type="float" office:value="322213" table:style-name="ce73">
            <text:p>322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913" table:style-name="ce52">
            <text:p>39,913</text:p>
          </table:table-cell>
          <table:table-cell office:value-type="float" office:value="107594" table:style-name="ce11">
            <text:p>107,594</text:p>
          </table:table-cell>
          <table:table-cell office:value-type="float" office:value="53228" table:style-name="ce11">
            <text:p>53,228</text:p>
          </table:table-cell>
          <table:table-cell office:value-type="float" office:value="54366" table:style-name="ce10">
            <text:p>54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248" table:style-name="ce52">
            <text:p>16,248</text:p>
          </table:table-cell>
          <table:table-cell office:value-type="float" office:value="43300" table:style-name="ce11">
            <text:p>43,300</text:p>
          </table:table-cell>
          <table:table-cell office:value-type="float" office:value="21936" table:style-name="ce11">
            <text:p>21,936</text:p>
          </table:table-cell>
          <table:table-cell office:value-type="float" office:value="21364" table:style-name="ce10">
            <text:p>21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230" table:style-name="ce52">
            <text:p>26,230</text:p>
          </table:table-cell>
          <table:table-cell office:value-type="float" office:value="70297" table:style-name="ce11">
            <text:p>70,297</text:p>
          </table:table-cell>
          <table:table-cell office:value-type="float" office:value="35426" table:style-name="ce11">
            <text:p>35,426</text:p>
          </table:table-cell>
          <table:table-cell office:value-type="float" office:value="34871" table:style-name="ce10">
            <text:p>34,8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48" table:style-name="ce52">
            <text:p>15,148</text:p>
          </table:table-cell>
          <table:table-cell office:value-type="float" office:value="44822" table:style-name="ce11">
            <text:p>44,822</text:p>
          </table:table-cell>
          <table:table-cell office:value-type="float" office:value="22488" table:style-name="ce11">
            <text:p>22,488</text:p>
          </table:table-cell>
          <table:table-cell office:value-type="float" office:value="22334" table:style-name="ce10">
            <text:p>22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95" table:style-name="ce52">
            <text:p>9,595</text:p>
          </table:table-cell>
          <table:table-cell office:value-type="float" office:value="27785" table:style-name="ce11">
            <text:p>27,785</text:p>
          </table:table-cell>
          <table:table-cell office:value-type="float" office:value="14504" table:style-name="ce11">
            <text:p>14,504</text:p>
          </table:table-cell>
          <table:table-cell office:value-type="float" office:value="13281" table:style-name="ce10">
            <text:p>1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26" table:style-name="ce52">
            <text:p>16,026</text:p>
          </table:table-cell>
          <table:table-cell office:value-type="float" office:value="38100" table:style-name="ce11">
            <text:p>38,100</text:p>
          </table:table-cell>
          <table:table-cell office:value-type="float" office:value="19681" table:style-name="ce11">
            <text:p>19,681</text:p>
          </table:table-cell>
          <table:table-cell office:value-type="float" office:value="18419" table:style-name="ce10">
            <text:p>18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40" table:style-name="ce52">
            <text:p>11,340</text:p>
          </table:table-cell>
          <table:table-cell office:value-type="float" office:value="30293" table:style-name="ce11">
            <text:p>30,293</text:p>
          </table:table-cell>
          <table:table-cell office:value-type="float" office:value="15917" table:style-name="ce11">
            <text:p>15,917</text:p>
          </table:table-cell>
          <table:table-cell office:value-type="float" office:value="14376" table:style-name="ce10">
            <text:p>14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76" table:style-name="ce52">
            <text:p>6,676</text:p>
          </table:table-cell>
          <table:table-cell office:value-type="float" office:value="18317" table:style-name="ce11">
            <text:p>18,317</text:p>
          </table:table-cell>
          <table:table-cell office:value-type="float" office:value="9719" table:style-name="ce11">
            <text:p>9,719</text:p>
          </table:table-cell>
          <table:table-cell office:value-type="float" office:value="8598" table:style-name="ce10">
            <text:p>8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48" table:style-name="ce52">
            <text:p>9,448</text:p>
          </table:table-cell>
          <table:table-cell office:value-type="float" office:value="27715" table:style-name="ce11">
            <text:p>27,715</text:p>
          </table:table-cell>
          <table:table-cell office:value-type="float" office:value="14457" table:style-name="ce11">
            <text:p>14,457</text:p>
          </table:table-cell>
          <table:table-cell office:value-type="float" office:value="13258" table:style-name="ce10">
            <text:p>13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53" table:style-name="ce52">
            <text:p>6,053</text:p>
          </table:table-cell>
          <table:table-cell office:value-type="float" office:value="17147" table:style-name="ce11">
            <text:p>17,147</text:p>
          </table:table-cell>
          <table:table-cell office:value-type="float" office:value="8973" table:style-name="ce11">
            <text:p>8,973</text:p>
          </table:table-cell>
          <table:table-cell office:value-type="float" office:value="8174" table:style-name="ce10">
            <text:p>8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52" table:style-name="ce52">
            <text:p>8,952</text:p>
          </table:table-cell>
          <table:table-cell office:value-type="float" office:value="25409" table:style-name="ce11">
            <text:p>25,409</text:p>
          </table:table-cell>
          <table:table-cell office:value-type="float" office:value="13583" table:style-name="ce11">
            <text:p>13,583</text:p>
          </table:table-cell>
          <table:table-cell office:value-type="float" office:value="11826" table:style-name="ce10">
            <text:p>11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45" table:style-name="ce52">
            <text:p>8,645</text:p>
          </table:table-cell>
          <table:table-cell office:value-type="float" office:value="23338" table:style-name="ce11">
            <text:p>23,338</text:p>
          </table:table-cell>
          <table:table-cell office:value-type="float" office:value="12313" table:style-name="ce11">
            <text:p>12,313</text:p>
          </table:table-cell>
          <table:table-cell office:value-type="float" office:value="11025" table:style-name="ce10">
            <text:p>11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375" table:style-name="ce52">
            <text:p>15,375</text:p>
          </table:table-cell>
          <table:table-cell office:value-type="float" office:value="48730" table:style-name="ce11">
            <text:p>48,730</text:p>
          </table:table-cell>
          <table:table-cell office:value-type="float" office:value="24167" table:style-name="ce11">
            <text:p>24,167</text:p>
          </table:table-cell>
          <table:table-cell office:value-type="float" office:value="24563" table:style-name="ce10">
            <text:p>24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7" table:style-name="ce52">
            <text:p>5,747</text:p>
          </table:table-cell>
          <table:table-cell office:value-type="float" office:value="13812" table:style-name="ce11">
            <text:p>13,812</text:p>
          </table:table-cell>
          <table:table-cell office:value-type="float" office:value="7633" table:style-name="ce11">
            <text:p>7,633</text:p>
          </table:table-cell>
          <table:table-cell office:value-type="float" office:value="6179" table:style-name="ce10">
            <text:p>6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2" table:style-name="ce52">
            <text:p>4,442</text:p>
          </table:table-cell>
          <table:table-cell office:value-type="float" office:value="12234" table:style-name="ce11">
            <text:p>12,234</text:p>
          </table:table-cell>
          <table:table-cell office:value-type="float" office:value="6557" table:style-name="ce11">
            <text:p>6,557</text:p>
          </table:table-cell>
          <table:table-cell office:value-type="float" office:value="5677" table:style-name="ce10">
            <text:p>5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76" table:style-name="ce52">
            <text:p>8,476</text:p>
          </table:table-cell>
          <table:table-cell office:value-type="float" office:value="22365" table:style-name="ce11">
            <text:p>22,365</text:p>
          </table:table-cell>
          <table:table-cell office:value-type="float" office:value="11962" table:style-name="ce11">
            <text:p>11,962</text:p>
          </table:table-cell>
          <table:table-cell office:value-type="float" office:value="10403" table:style-name="ce10">
            <text:p>10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60" table:style-name="ce52">
            <text:p>9,060</text:p>
          </table:table-cell>
          <table:table-cell office:value-type="float" office:value="23959" table:style-name="ce11">
            <text:p>23,959</text:p>
          </table:table-cell>
          <table:table-cell office:value-type="float" office:value="13118" table:style-name="ce11">
            <text:p>13,118</text:p>
          </table:table-cell>
          <table:table-cell office:value-type="float" office:value="10841" table:style-name="ce10">
            <text:p>10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77" table:style-name="ce52">
            <text:p>8,577</text:p>
          </table:table-cell>
          <table:table-cell office:value-type="float" office:value="21805" table:style-name="ce11">
            <text:p>21,805</text:p>
          </table:table-cell>
          <table:table-cell office:value-type="float" office:value="11890" table:style-name="ce11">
            <text:p>11,890</text:p>
          </table:table-cell>
          <table:table-cell office:value-type="float" office:value="9915" table:style-name="ce10">
            <text:p>9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275" table:style-name="ce52">
            <text:p>9,275</text:p>
          </table:table-cell>
          <table:table-cell office:value-type="float" office:value="25847" table:style-name="ce11">
            <text:p>25,847</text:p>
          </table:table-cell>
          <table:table-cell office:value-type="float" office:value="13780" table:style-name="ce11">
            <text:p>13,780</text:p>
          </table:table-cell>
          <table:table-cell office:value-type="float" office:value="12067" table:style-name="ce10">
            <text:p>12,06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44" table:style-name="ce53">
            <text:p>9,544</text:p>
          </table:table-cell>
          <table:table-cell office:value-type="float" office:value="23556" table:style-name="ce18">
            <text:p>23,556</text:p>
          </table:table-cell>
          <table:table-cell office:value-type="float" office:value="12880" table:style-name="ce18">
            <text:p>12,880</text:p>
          </table:table-cell>
          <table:table-cell office:value-type="float" office:value="10676" table:style-name="ce17">
            <text:p>10,67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068" table:style-name="ce71">
            <text:p>185,068</text:p>
          </table:table-cell>
          <table:table-cell office:value-type="float" office:value="490423" table:style-name="ce79">
            <text:p>490,423</text:p>
          </table:table-cell>
          <table:table-cell office:value-type="float" office:value="254266" table:style-name="ce79">
            <text:p>254,266</text:p>
          </table:table-cell>
          <table:table-cell office:value-type="float" office:value="236157" table:style-name="ce73">
            <text:p>236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925" table:style-name="ce52">
            <text:p>13,925</text:p>
          </table:table-cell>
          <table:table-cell office:value-type="float" office:value="38696" table:style-name="ce11">
            <text:p>38,696</text:p>
          </table:table-cell>
          <table:table-cell office:value-type="float" office:value="19653" table:style-name="ce11">
            <text:p>19,653</text:p>
          </table:table-cell>
          <table:table-cell office:value-type="float" office:value="19043" table:style-name="ce10">
            <text:p>19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57" table:style-name="ce52">
            <text:p>15,957</text:p>
          </table:table-cell>
          <table:table-cell office:value-type="float" office:value="41043" table:style-name="ce11">
            <text:p>41,043</text:p>
          </table:table-cell>
          <table:table-cell office:value-type="float" office:value="20702" table:style-name="ce11">
            <text:p>20,702</text:p>
          </table:table-cell>
          <table:table-cell office:value-type="float" office:value="20341" table:style-name="ce10">
            <text:p>20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30" table:style-name="ce52">
            <text:p>9,730</text:p>
          </table:table-cell>
          <table:table-cell office:value-type="float" office:value="25267" table:style-name="ce11">
            <text:p>25,267</text:p>
          </table:table-cell>
          <table:table-cell office:value-type="float" office:value="12851" table:style-name="ce11">
            <text:p>12,851</text:p>
          </table:table-cell>
          <table:table-cell office:value-type="float" office:value="12416" table:style-name="ce10">
            <text:p>12,4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505" table:style-name="ce52">
            <text:p>11,505</text:p>
          </table:table-cell>
          <table:table-cell office:value-type="float" office:value="29937" table:style-name="ce11">
            <text:p>29,937</text:p>
          </table:table-cell>
          <table:table-cell office:value-type="float" office:value="15180" table:style-name="ce11">
            <text:p>15,180</text:p>
          </table:table-cell>
          <table:table-cell office:value-type="float" office:value="14757" table:style-name="ce10">
            <text:p>14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993" table:style-name="ce52">
            <text:p>25,993</text:p>
          </table:table-cell>
          <table:table-cell office:value-type="float" office:value="70316" table:style-name="ce11">
            <text:p>70,316</text:p>
          </table:table-cell>
          <table:table-cell office:value-type="float" office:value="35857" table:style-name="ce11">
            <text:p>35,857</text:p>
          </table:table-cell>
          <table:table-cell office:value-type="float" office:value="34459" table:style-name="ce10">
            <text:p>34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57" table:style-name="ce52">
            <text:p>5,257</text:p>
          </table:table-cell>
          <table:table-cell office:value-type="float" office:value="13658" table:style-name="ce11">
            <text:p>13,658</text:p>
          </table:table-cell>
          <table:table-cell office:value-type="float" office:value="7295" table:style-name="ce11">
            <text:p>7,295</text:p>
          </table:table-cell>
          <table:table-cell office:value-type="float" office:value="6363" table:style-name="ce10">
            <text:p>6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57" table:style-name="ce52">
            <text:p>10,857</text:p>
          </table:table-cell>
          <table:table-cell office:value-type="float" office:value="30543" table:style-name="ce11">
            <text:p>30,543</text:p>
          </table:table-cell>
          <table:table-cell office:value-type="float" office:value="16139" table:style-name="ce11">
            <text:p>16,139</text:p>
          </table:table-cell>
          <table:table-cell office:value-type="float" office:value="14404" table:style-name="ce10">
            <text:p>14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675" table:style-name="ce52">
            <text:p>8,675</text:p>
          </table:table-cell>
          <table:table-cell office:value-type="float" office:value="21506" table:style-name="ce11">
            <text:p>21,506</text:p>
          </table:table-cell>
          <table:table-cell office:value-type="float" office:value="11423" table:style-name="ce11">
            <text:p>11,423</text:p>
          </table:table-cell>
          <table:table-cell office:value-type="float" office:value="10083" table:style-name="ce10">
            <text:p>10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40" table:style-name="ce52">
            <text:p>9,040</text:p>
          </table:table-cell>
          <table:table-cell office:value-type="float" office:value="23327" table:style-name="ce11">
            <text:p>23,327</text:p>
          </table:table-cell>
          <table:table-cell office:value-type="float" office:value="12335" table:style-name="ce11">
            <text:p>12,335</text:p>
          </table:table-cell>
          <table:table-cell office:value-type="float" office:value="10992" table:style-name="ce10">
            <text:p>10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51" table:style-name="ce52">
            <text:p>7,151</text:p>
          </table:table-cell>
          <table:table-cell office:value-type="float" office:value="17104" table:style-name="ce11">
            <text:p>17,104</text:p>
          </table:table-cell>
          <table:table-cell office:value-type="float" office:value="8935" table:style-name="ce11">
            <text:p>8,935</text:p>
          </table:table-cell>
          <table:table-cell office:value-type="float" office:value="8169" table:style-name="ce10">
            <text:p>8,1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51" table:style-name="ce52">
            <text:p>5,751</text:p>
          </table:table-cell>
          <table:table-cell office:value-type="float" office:value="14579" table:style-name="ce11">
            <text:p>14,579</text:p>
          </table:table-cell>
          <table:table-cell office:value-type="float" office:value="7848" table:style-name="ce11">
            <text:p>7,848</text:p>
          </table:table-cell>
          <table:table-cell office:value-type="float" office:value="6731" table:style-name="ce10">
            <text:p>6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609" table:style-name="ce52">
            <text:p>18,609</text:p>
          </table:table-cell>
          <table:table-cell office:value-type="float" office:value="48164" table:style-name="ce11">
            <text:p>48,164</text:p>
          </table:table-cell>
          <table:table-cell office:value-type="float" office:value="24913" table:style-name="ce11">
            <text:p>24,913</text:p>
          </table:table-cell>
          <table:table-cell office:value-type="float" office:value="23251" table:style-name="ce10">
            <text:p>23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6" table:style-name="ce52">
            <text:p>16,156</text:p>
          </table:table-cell>
          <table:table-cell office:value-type="float" office:value="43275" table:style-name="ce11">
            <text:p>43,275</text:p>
          </table:table-cell>
          <table:table-cell office:value-type="float" office:value="22415" table:style-name="ce11">
            <text:p>22,415</text:p>
          </table:table-cell>
          <table:table-cell office:value-type="float" office:value="20860" table:style-name="ce10">
            <text:p>20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82" table:style-name="ce52">
            <text:p>11,682</text:p>
          </table:table-cell>
          <table:table-cell office:value-type="float" office:value="33906" table:style-name="ce11">
            <text:p>33,906</text:p>
          </table:table-cell>
          <table:table-cell office:value-type="float" office:value="18048" table:style-name="ce11">
            <text:p>18,048</text:p>
          </table:table-cell>
          <table:table-cell office:value-type="float" office:value="15858" table:style-name="ce10">
            <text:p>15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28" table:style-name="ce52">
            <text:p>6,728</text:p>
          </table:table-cell>
          <table:table-cell office:value-type="float" office:value="18164" table:style-name="ce11">
            <text:p>18,164</text:p>
          </table:table-cell>
          <table:table-cell office:value-type="float" office:value="9661" table:style-name="ce11">
            <text:p>9,661</text:p>
          </table:table-cell>
          <table:table-cell office:value-type="float" office:value="8503" table:style-name="ce10">
            <text:p>8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39" table:style-name="ce52">
            <text:p>4,239</text:p>
          </table:table-cell>
          <table:table-cell office:value-type="float" office:value="11029" table:style-name="ce11">
            <text:p>11,029</text:p>
          </table:table-cell>
          <table:table-cell office:value-type="float" office:value="5918" table:style-name="ce11">
            <text:p>5,918</text:p>
          </table:table-cell>
          <table:table-cell office:value-type="float" office:value="5111" table:style-name="ce10">
            <text:p>5,1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6" table:style-name="ce52">
            <text:p>1,936</text:p>
          </table:table-cell>
          <table:table-cell office:value-type="float" office:value="4504" table:style-name="ce11">
            <text:p>4,504</text:p>
          </table:table-cell>
          <table:table-cell office:value-type="float" office:value="2275" table:style-name="ce11">
            <text:p>2,275</text:p>
          </table:table-cell>
          <table:table-cell office:value-type="float" office:value="2229" table:style-name="ce10">
            <text:p>2,22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7" table:style-name="ce53">
            <text:p>1,877</text:p>
          </table:table-cell>
          <table:table-cell office:value-type="float" office:value="5405" table:style-name="ce18">
            <text:p>5,405</text:p>
          </table:table-cell>
          <table:table-cell office:value-type="float" office:value="2818" table:style-name="ce18">
            <text:p>2,818</text:p>
          </table:table-cell>
          <table:table-cell office:value-type="float" office:value="2587" table:style-name="ce17">
            <text:p>2,58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845" table:style-name="ce71">
            <text:p>293,845</text:p>
          </table:table-cell>
          <table:table-cell office:value-type="float" office:value="801201" table:style-name="ce79">
            <text:p>801,201</text:p>
          </table:table-cell>
          <table:table-cell office:value-type="float" office:value="407706" table:style-name="ce79">
            <text:p>407,706</text:p>
          </table:table-cell>
          <table:table-cell office:value-type="float" office:value="393495" table:style-name="ce73">
            <text:p>393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388" table:style-name="ce52">
            <text:p>75,388</text:p>
          </table:table-cell>
          <table:table-cell office:value-type="float" office:value="194252" table:style-name="ce11">
            <text:p>194,252</text:p>
          </table:table-cell>
          <table:table-cell office:value-type="float" office:value="95486" table:style-name="ce11">
            <text:p>95,486</text:p>
          </table:table-cell>
          <table:table-cell office:value-type="float" office:value="98766" table:style-name="ce10">
            <text:p>98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423" table:style-name="ce52">
            <text:p>20,423</text:p>
          </table:table-cell>
          <table:table-cell office:value-type="float" office:value="53104" table:style-name="ce11">
            <text:p>53,104</text:p>
          </table:table-cell>
          <table:table-cell office:value-type="float" office:value="26337" table:style-name="ce11">
            <text:p>26,337</text:p>
          </table:table-cell>
          <table:table-cell office:value-type="float" office:value="26767" table:style-name="ce10">
            <text:p>26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319" table:style-name="ce52">
            <text:p>17,319</text:p>
          </table:table-cell>
          <table:table-cell office:value-type="float" office:value="46064" table:style-name="ce11">
            <text:p>46,064</text:p>
          </table:table-cell>
          <table:table-cell office:value-type="float" office:value="23240" table:style-name="ce11">
            <text:p>23,240</text:p>
          </table:table-cell>
          <table:table-cell office:value-type="float" office:value="22824" table:style-name="ce10">
            <text:p>22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33" table:style-name="ce52">
            <text:p>11,933</text:p>
          </table:table-cell>
          <table:table-cell office:value-type="float" office:value="29908" table:style-name="ce11">
            <text:p>29,908</text:p>
          </table:table-cell>
          <table:table-cell office:value-type="float" office:value="15299" table:style-name="ce11">
            <text:p>15,299</text:p>
          </table:table-cell>
          <table:table-cell office:value-type="float" office:value="14609" table:style-name="ce10">
            <text:p>14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779" table:style-name="ce52">
            <text:p>15,779</text:p>
          </table:table-cell>
          <table:table-cell office:value-type="float" office:value="49506" table:style-name="ce11">
            <text:p>49,506</text:p>
          </table:table-cell>
          <table:table-cell office:value-type="float" office:value="25659" table:style-name="ce11">
            <text:p>25,659</text:p>
          </table:table-cell>
          <table:table-cell office:value-type="float" office:value="23847" table:style-name="ce10">
            <text:p>23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555" table:style-name="ce52">
            <text:p>10,555</text:p>
          </table:table-cell>
          <table:table-cell office:value-type="float" office:value="29202" table:style-name="ce11">
            <text:p>29,202</text:p>
          </table:table-cell>
          <table:table-cell office:value-type="float" office:value="15122" table:style-name="ce11">
            <text:p>15,122</text:p>
          </table:table-cell>
          <table:table-cell office:value-type="float" office:value="14080" table:style-name="ce10">
            <text:p>14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38" table:style-name="ce52">
            <text:p>3,938</text:p>
          </table:table-cell>
          <table:table-cell office:value-type="float" office:value="10612" table:style-name="ce11">
            <text:p>10,612</text:p>
          </table:table-cell>
          <table:table-cell office:value-type="float" office:value="5465" table:style-name="ce11">
            <text:p>5,465</text:p>
          </table:table-cell>
          <table:table-cell office:value-type="float" office:value="5147" table:style-name="ce10">
            <text:p>5,1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93" table:style-name="ce52">
            <text:p>7,393</text:p>
          </table:table-cell>
          <table:table-cell office:value-type="float" office:value="21677" table:style-name="ce11">
            <text:p>21,677</text:p>
          </table:table-cell>
          <table:table-cell office:value-type="float" office:value="11109" table:style-name="ce11">
            <text:p>11,109</text:p>
          </table:table-cell>
          <table:table-cell office:value-type="float" office:value="10568" table:style-name="ce10">
            <text:p>10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34" table:style-name="ce52">
            <text:p>8,434</text:p>
          </table:table-cell>
          <table:table-cell office:value-type="float" office:value="25709" table:style-name="ce11">
            <text:p>25,709</text:p>
          </table:table-cell>
          <table:table-cell office:value-type="float" office:value="13046" table:style-name="ce11">
            <text:p>13,046</text:p>
          </table:table-cell>
          <table:table-cell office:value-type="float" office:value="12663" table:style-name="ce10">
            <text:p>12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86" table:style-name="ce52">
            <text:p>7,986</text:p>
          </table:table-cell>
          <table:table-cell office:value-type="float" office:value="24424" table:style-name="ce11">
            <text:p>24,424</text:p>
          </table:table-cell>
          <table:table-cell office:value-type="float" office:value="12671" table:style-name="ce11">
            <text:p>12,671</text:p>
          </table:table-cell>
          <table:table-cell office:value-type="float" office:value="11753" table:style-name="ce10">
            <text:p>11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48" table:style-name="ce52">
            <text:p>9,148</text:p>
          </table:table-cell>
          <table:table-cell office:value-type="float" office:value="23349" table:style-name="ce11">
            <text:p>23,349</text:p>
          </table:table-cell>
          <table:table-cell office:value-type="float" office:value="12356" table:style-name="ce11">
            <text:p>12,356</text:p>
          </table:table-cell>
          <table:table-cell office:value-type="float" office:value="10993" table:style-name="ce10">
            <text:p>10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15" table:style-name="ce52">
            <text:p>6,615</text:p>
          </table:table-cell>
          <table:table-cell office:value-type="float" office:value="19701" table:style-name="ce11">
            <text:p>19,701</text:p>
          </table:table-cell>
          <table:table-cell office:value-type="float" office:value="10269" table:style-name="ce11">
            <text:p>10,269</text:p>
          </table:table-cell>
          <table:table-cell office:value-type="float" office:value="9432" table:style-name="ce10">
            <text:p>9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286" table:style-name="ce52">
            <text:p>19,286</text:p>
          </table:table-cell>
          <table:table-cell office:value-type="float" office:value="52434" table:style-name="ce11">
            <text:p>52,434</text:p>
          </table:table-cell>
          <table:table-cell office:value-type="float" office:value="26956" table:style-name="ce11">
            <text:p>26,956</text:p>
          </table:table-cell>
          <table:table-cell office:value-type="float" office:value="25478" table:style-name="ce10">
            <text:p>25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9" table:style-name="ce52">
            <text:p>5,679</text:p>
          </table:table-cell>
          <table:table-cell office:value-type="float" office:value="16161" table:style-name="ce11">
            <text:p>16,161</text:p>
          </table:table-cell>
          <table:table-cell office:value-type="float" office:value="8601" table:style-name="ce11">
            <text:p>8,601</text:p>
          </table:table-cell>
          <table:table-cell office:value-type="float" office:value="7560" table:style-name="ce10">
            <text:p>7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503" table:style-name="ce52">
            <text:p>3,503</text:p>
          </table:table-cell>
          <table:table-cell office:value-type="float" office:value="10191" table:style-name="ce11">
            <text:p>10,191</text:p>
          </table:table-cell>
          <table:table-cell office:value-type="float" office:value="5354" table:style-name="ce11">
            <text:p>5,354</text:p>
          </table:table-cell>
          <table:table-cell office:value-type="float" office:value="4837" table:style-name="ce10">
            <text:p>4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704" table:style-name="ce52">
            <text:p>8,704</text:p>
          </table:table-cell>
          <table:table-cell office:value-type="float" office:value="23117" table:style-name="ce11">
            <text:p>23,117</text:p>
          </table:table-cell>
          <table:table-cell office:value-type="float" office:value="12046" table:style-name="ce11">
            <text:p>12,046</text:p>
          </table:table-cell>
          <table:table-cell office:value-type="float" office:value="11071" table:style-name="ce10">
            <text:p>11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35" table:style-name="ce52">
            <text:p>11,935</text:p>
          </table:table-cell>
          <table:table-cell office:value-type="float" office:value="33179" table:style-name="ce11">
            <text:p>33,179</text:p>
          </table:table-cell>
          <table:table-cell office:value-type="float" office:value="17204" table:style-name="ce11">
            <text:p>17,204</text:p>
          </table:table-cell>
          <table:table-cell office:value-type="float" office:value="15975" table:style-name="ce10">
            <text:p>15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71" table:style-name="ce52">
            <text:p>4,571</text:p>
          </table:table-cell>
          <table:table-cell office:value-type="float" office:value="15107" table:style-name="ce11">
            <text:p>15,107</text:p>
          </table:table-cell>
          <table:table-cell office:value-type="float" office:value="7612" table:style-name="ce11">
            <text:p>7,612</text:p>
          </table:table-cell>
          <table:table-cell office:value-type="float" office:value="7495" table:style-name="ce10">
            <text:p>7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31" table:style-name="ce52">
            <text:p>6,631</text:p>
          </table:table-cell>
          <table:table-cell office:value-type="float" office:value="16870" table:style-name="ce11">
            <text:p>16,870</text:p>
          </table:table-cell>
          <table:table-cell office:value-type="float" office:value="8603" table:style-name="ce11">
            <text:p>8,603</text:p>
          </table:table-cell>
          <table:table-cell office:value-type="float" office:value="8267" table:style-name="ce10">
            <text:p>8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801" table:style-name="ce52">
            <text:p>3,801</text:p>
          </table:table-cell>
          <table:table-cell office:value-type="float" office:value="10078" table:style-name="ce11">
            <text:p>10,078</text:p>
          </table:table-cell>
          <table:table-cell office:value-type="float" office:value="5139" table:style-name="ce11">
            <text:p>5,139</text:p>
          </table:table-cell>
          <table:table-cell office:value-type="float" office:value="4939" table:style-name="ce10">
            <text:p>4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3" table:style-name="ce52">
            <text:p>6,963</text:p>
          </table:table-cell>
          <table:table-cell office:value-type="float" office:value="18152" table:style-name="ce11">
            <text:p>18,152</text:p>
          </table:table-cell>
          <table:table-cell office:value-type="float" office:value="9366" table:style-name="ce11">
            <text:p>9,366</text:p>
          </table:table-cell>
          <table:table-cell office:value-type="float" office:value="8786" table:style-name="ce10">
            <text:p>8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779" table:style-name="ce52">
            <text:p>4,779</text:p>
          </table:table-cell>
          <table:table-cell office:value-type="float" office:value="12180" table:style-name="ce11">
            <text:p>12,180</text:p>
          </table:table-cell>
          <table:table-cell office:value-type="float" office:value="6627" table:style-name="ce11">
            <text:p>6,627</text:p>
          </table:table-cell>
          <table:table-cell office:value-type="float" office:value="5553" table:style-name="ce10">
            <text:p>5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43" table:style-name="ce52">
            <text:p>3,543</text:p>
          </table:table-cell>
          <table:table-cell office:value-type="float" office:value="8269" table:style-name="ce11">
            <text:p>8,269</text:p>
          </table:table-cell>
          <table:table-cell office:value-type="float" office:value="4422" table:style-name="ce11">
            <text:p>4,422</text:p>
          </table:table-cell>
          <table:table-cell office:value-type="float" office:value="3847" table:style-name="ce10">
            <text:p>3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43" table:style-name="ce52">
            <text:p>3,043</text:p>
          </table:table-cell>
          <table:table-cell office:value-type="float" office:value="7530" table:style-name="ce11">
            <text:p>7,530</text:p>
          </table:table-cell>
          <table:table-cell office:value-type="float" office:value="4073" table:style-name="ce11">
            <text:p>4,073</text:p>
          </table:table-cell>
          <table:table-cell office:value-type="float" office:value="3457" table:style-name="ce10">
            <text:p>3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7" table:style-name="ce52">
            <text:p>2,037</text:p>
          </table:table-cell>
          <table:table-cell office:value-type="float" office:value="5171" table:style-name="ce11">
            <text:p>5,171</text:p>
          </table:table-cell>
          <table:table-cell office:value-type="float" office:value="2711" table:style-name="ce11">
            <text:p>2,711</text:p>
          </table:table-cell>
          <table:table-cell office:value-type="float" office:value="2460" table:style-name="ce10">
            <text:p>2,4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402" table:style-name="ce52">
            <text:p>2,402</text:p>
          </table:table-cell>
          <table:table-cell office:value-type="float" office:value="7764" table:style-name="ce11">
            <text:p>7,764</text:p>
          </table:table-cell>
          <table:table-cell office:value-type="float" office:value="3909" table:style-name="ce11">
            <text:p>3,909</text:p>
          </table:table-cell>
          <table:table-cell office:value-type="float" office:value="3855" table:style-name="ce10">
            <text:p>3,8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99" table:style-name="ce52">
            <text:p>1,099</text:p>
          </table:table-cell>
          <table:table-cell office:value-type="float" office:value="3304" table:style-name="ce11">
            <text:p>3,304</text:p>
          </table:table-cell>
          <table:table-cell office:value-type="float" office:value="1678" table:style-name="ce11">
            <text:p>1,678</text:p>
          </table:table-cell>
          <table:table-cell office:value-type="float" office:value="1626" table:style-name="ce10">
            <text:p>1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114" table:style-name="ce52">
            <text:p>2,114</text:p>
          </table:table-cell>
          <table:table-cell office:value-type="float" office:value="6745" table:style-name="ce11">
            <text:p>6,745</text:p>
          </table:table-cell>
          <table:table-cell office:value-type="float" office:value="3408" table:style-name="ce11">
            <text:p>3,408</text:p>
          </table:table-cell>
          <table:table-cell office:value-type="float" office:value="3337" table:style-name="ce10">
            <text:p>3,3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37" table:style-name="ce52">
            <text:p>1,437</text:p>
          </table:table-cell>
          <table:table-cell office:value-type="float" office:value="5356" table:style-name="ce11">
            <text:p>5,356</text:p>
          </table:table-cell>
          <table:table-cell office:value-type="float" office:value="2770" table:style-name="ce11">
            <text:p>2,770</text:p>
          </table:table-cell>
          <table:table-cell office:value-type="float" office:value="2586" table:style-name="ce10">
            <text:p>2,5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81" table:style-name="ce52">
            <text:p>2,281</text:p>
          </table:table-cell>
          <table:table-cell office:value-type="float" office:value="7434" table:style-name="ce11">
            <text:p>7,434</text:p>
          </table:table-cell>
          <table:table-cell office:value-type="float" office:value="3733" table:style-name="ce11">
            <text:p>3,733</text:p>
          </table:table-cell>
          <table:table-cell office:value-type="float" office:value="3701" table:style-name="ce10">
            <text:p>3,7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65" table:style-name="ce52">
            <text:p>1,465</text:p>
          </table:table-cell>
          <table:table-cell office:value-type="float" office:value="4905" table:style-name="ce11">
            <text:p>4,905</text:p>
          </table:table-cell>
          <table:table-cell office:value-type="float" office:value="2485" table:style-name="ce11">
            <text:p>2,485</text:p>
          </table:table-cell>
          <table:table-cell office:value-type="float" office:value="2420" table:style-name="ce10">
            <text:p>2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27" table:style-name="ce52">
            <text:p>1,627</text:p>
          </table:table-cell>
          <table:table-cell office:value-type="float" office:value="4893" table:style-name="ce11">
            <text:p>4,893</text:p>
          </table:table-cell>
          <table:table-cell office:value-type="float" office:value="2517" table:style-name="ce11">
            <text:p>2,517</text:p>
          </table:table-cell>
          <table:table-cell office:value-type="float" office:value="2376" table:style-name="ce10">
            <text:p>2,3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34" table:style-name="ce53">
            <text:p>2,034</text:p>
          </table:table-cell>
          <table:table-cell office:value-type="float" office:value="4853" table:style-name="ce18">
            <text:p>4,853</text:p>
          </table:table-cell>
          <table:table-cell office:value-type="float" office:value="2433" table:style-name="ce18">
            <text:p>2,433</text:p>
          </table:table-cell>
          <table:table-cell office:value-type="float" office:value="2420" table:style-name="ce17">
            <text:p>2,420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048" table:style-name="ce71">
            <text:p>84,048</text:p>
          </table:table-cell>
          <table:table-cell office:value-type="float" office:value="212924" table:style-name="ce79">
            <text:p>212,924</text:p>
          </table:table-cell>
          <table:table-cell office:value-type="float" office:value="109096" table:style-name="ce79">
            <text:p>109,096</text:p>
          </table:table-cell>
          <table:table-cell office:value-type="float" office:value="103828" table:style-name="ce73">
            <text:p>103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627" table:style-name="ce52">
            <text:p>40,627</text:p>
          </table:table-cell>
          <table:table-cell office:value-type="float" office:value="103476" table:style-name="ce11">
            <text:p>103,476</text:p>
          </table:table-cell>
          <table:table-cell office:value-type="float" office:value="51439" table:style-name="ce11">
            <text:p>51,439</text:p>
          </table:table-cell>
          <table:table-cell office:value-type="float" office:value="52037" table:style-name="ce10">
            <text:p>52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4" table:style-name="ce52">
            <text:p>5,344</text:p>
          </table:table-cell>
          <table:table-cell office:value-type="float" office:value="13259" table:style-name="ce11">
            <text:p>13,259</text:p>
          </table:table-cell>
          <table:table-cell office:value-type="float" office:value="6961" table:style-name="ce11">
            <text:p>6,961</text:p>
          </table:table-cell>
          <table:table-cell office:value-type="float" office:value="6298" table:style-name="ce10">
            <text:p>6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8" table:style-name="ce52">
            <text:p>3,188</text:p>
          </table:table-cell>
          <table:table-cell office:value-type="float" office:value="8231" table:style-name="ce11">
            <text:p>8,231</text:p>
          </table:table-cell>
          <table:table-cell office:value-type="float" office:value="4237" table:style-name="ce11">
            <text:p>4,237</text:p>
          </table:table-cell>
          <table:table-cell office:value-type="float" office:value="3994" table:style-name="ce10">
            <text:p>3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55" table:style-name="ce52">
            <text:p>6,855</text:p>
          </table:table-cell>
          <table:table-cell office:value-type="float" office:value="16772" table:style-name="ce11">
            <text:p>16,772</text:p>
          </table:table-cell>
          <table:table-cell office:value-type="float" office:value="8782" table:style-name="ce11">
            <text:p>8,782</text:p>
          </table:table-cell>
          <table:table-cell office:value-type="float" office:value="7990" table:style-name="ce10">
            <text:p>7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74" table:style-name="ce52">
            <text:p>2,474</text:p>
          </table:table-cell>
          <table:table-cell office:value-type="float" office:value="5636" table:style-name="ce11">
            <text:p>5,636</text:p>
          </table:table-cell>
          <table:table-cell office:value-type="float" office:value="2933" table:style-name="ce11">
            <text:p>2,933</text:p>
          </table:table-cell>
          <table:table-cell office:value-type="float" office:value="2703" table:style-name="ce10">
            <text:p>2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11" table:style-name="ce52">
            <text:p>4,811</text:p>
          </table:table-cell>
          <table:table-cell office:value-type="float" office:value="10772" table:style-name="ce11">
            <text:p>10,772</text:p>
          </table:table-cell>
          <table:table-cell office:value-type="float" office:value="5705" table:style-name="ce11">
            <text:p>5,705</text:p>
          </table:table-cell>
          <table:table-cell office:value-type="float" office:value="5067" table:style-name="ce10">
            <text:p>5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687" table:style-name="ce52">
            <text:p>3,687</text:p>
          </table:table-cell>
          <table:table-cell office:value-type="float" office:value="8099" table:style-name="ce11">
            <text:p>8,099</text:p>
          </table:table-cell>
          <table:table-cell office:value-type="float" office:value="4437" table:style-name="ce11">
            <text:p>4,437</text:p>
          </table:table-cell>
          <table:table-cell office:value-type="float" office:value="3662" table:style-name="ce10">
            <text:p>3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8" table:style-name="ce52">
            <text:p>2,898</text:p>
          </table:table-cell>
          <table:table-cell office:value-type="float" office:value="6790" table:style-name="ce11">
            <text:p>6,790</text:p>
          </table:table-cell>
          <table:table-cell office:value-type="float" office:value="3812" table:style-name="ce11">
            <text:p>3,812</text:p>
          </table:table-cell>
          <table:table-cell office:value-type="float" office:value="2978" table:style-name="ce10">
            <text:p>2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7" table:style-name="ce52">
            <text:p>3,017</text:p>
          </table:table-cell>
          <table:table-cell office:value-type="float" office:value="7399" table:style-name="ce11">
            <text:p>7,399</text:p>
          </table:table-cell>
          <table:table-cell office:value-type="float" office:value="3900" table:style-name="ce11">
            <text:p>3,900</text:p>
          </table:table-cell>
          <table:table-cell office:value-type="float" office:value="3499" table:style-name="ce10">
            <text:p>3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56" table:style-name="ce52">
            <text:p>3,156</text:p>
          </table:table-cell>
          <table:table-cell office:value-type="float" office:value="8010" table:style-name="ce11">
            <text:p>8,010</text:p>
          </table:table-cell>
          <table:table-cell office:value-type="float" office:value="4130" table:style-name="ce11">
            <text:p>4,130</text:p>
          </table:table-cell>
          <table:table-cell office:value-type="float" office:value="3880" table:style-name="ce10">
            <text:p>3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08" table:style-name="ce52">
            <text:p>1,208</text:p>
          </table:table-cell>
          <table:table-cell office:value-type="float" office:value="4229" table:style-name="ce11">
            <text:p>4,229</text:p>
          </table:table-cell>
          <table:table-cell office:value-type="float" office:value="2268" table:style-name="ce11">
            <text:p>2,268</text:p>
          </table:table-cell>
          <table:table-cell office:value-type="float" office:value="1961" table:style-name="ce10">
            <text:p>1,9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6" table:style-name="ce52">
            <text:p>1,086</text:p>
          </table:table-cell>
          <table:table-cell office:value-type="float" office:value="3627" table:style-name="ce11">
            <text:p>3,627</text:p>
          </table:table-cell>
          <table:table-cell office:value-type="float" office:value="1910" table:style-name="ce11">
            <text:p>1,910</text:p>
          </table:table-cell>
          <table:table-cell office:value-type="float" office:value="1717" table:style-name="ce10">
            <text:p>1,7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4" table:style-name="ce52">
            <text:p>1,094</text:p>
          </table:table-cell>
          <table:table-cell office:value-type="float" office:value="4192" table:style-name="ce11">
            <text:p>4,192</text:p>
          </table:table-cell>
          <table:table-cell office:value-type="float" office:value="2211" table:style-name="ce11">
            <text:p>2,211</text:p>
          </table:table-cell>
          <table:table-cell office:value-type="float" office:value="1981" table:style-name="ce10">
            <text:p>1,9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53" table:style-name="ce52">
            <text:p>1,453</text:p>
          </table:table-cell>
          <table:table-cell office:value-type="float" office:value="3470" table:style-name="ce11">
            <text:p>3,470</text:p>
          </table:table-cell>
          <table:table-cell office:value-type="float" office:value="1880" table:style-name="ce11">
            <text:p>1,880</text:p>
          </table:table-cell>
          <table:table-cell office:value-type="float" office:value="1590" table:style-name="ce10">
            <text:p>1,5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97" table:style-name="ce52">
            <text:p>1,197</text:p>
          </table:table-cell>
          <table:table-cell office:value-type="float" office:value="3715" table:style-name="ce11">
            <text:p>3,715</text:p>
          </table:table-cell>
          <table:table-cell office:value-type="float" office:value="1870" table:style-name="ce11">
            <text:p>1,870</text:p>
          </table:table-cell>
          <table:table-cell office:value-type="float" office:value="1845" table:style-name="ce10">
            <text:p>1,84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3" table:style-name="ce53">
            <text:p>1,953</text:p>
          </table:table-cell>
          <table:table-cell office:value-type="float" office:value="5247" table:style-name="ce18">
            <text:p>5,247</text:p>
          </table:table-cell>
          <table:table-cell office:value-type="float" office:value="2621" table:style-name="ce18">
            <text:p>2,621</text:p>
          </table:table-cell>
          <table:table-cell office:value-type="float" office:value="2626" table:style-name="ce17">
            <text:p>2,62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837" table:style-name="ce71">
            <text:p>127,837</text:p>
          </table:table-cell>
          <table:table-cell office:value-type="float" office:value="319351" table:style-name="ce79">
            <text:p>319,351</text:p>
          </table:table-cell>
          <table:table-cell office:value-type="float" office:value="161305" table:style-name="ce79">
            <text:p>161,305</text:p>
          </table:table-cell>
          <table:table-cell office:value-type="float" office:value="158046" table:style-name="ce73">
            <text:p>158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65" table:style-name="ce52">
            <text:p>41,565</text:p>
          </table:table-cell>
          <table:table-cell office:value-type="float" office:value="99889" table:style-name="ce11">
            <text:p>99,889</text:p>
          </table:table-cell>
          <table:table-cell office:value-type="float" office:value="47978" table:style-name="ce11">
            <text:p>47,978</text:p>
          </table:table-cell>
          <table:table-cell office:value-type="float" office:value="51911" table:style-name="ce10">
            <text:p>51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62" table:style-name="ce52">
            <text:p>4,362</text:p>
          </table:table-cell>
          <table:table-cell office:value-type="float" office:value="10593" table:style-name="ce11">
            <text:p>10,593</text:p>
          </table:table-cell>
          <table:table-cell office:value-type="float" office:value="5452" table:style-name="ce11">
            <text:p>5,452</text:p>
          </table:table-cell>
          <table:table-cell office:value-type="float" office:value="5141" table:style-name="ce10">
            <text:p>5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58" table:style-name="ce52">
            <text:p>8,858</text:p>
          </table:table-cell>
          <table:table-cell office:value-type="float" office:value="22637" table:style-name="ce11">
            <text:p>22,637</text:p>
          </table:table-cell>
          <table:table-cell office:value-type="float" office:value="11957" table:style-name="ce11">
            <text:p>11,957</text:p>
          </table:table-cell>
          <table:table-cell office:value-type="float" office:value="10680" table:style-name="ce10">
            <text:p>10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236" table:style-name="ce52">
            <text:p>8,236</text:p>
          </table:table-cell>
          <table:table-cell office:value-type="float" office:value="20242" table:style-name="ce11">
            <text:p>20,242</text:p>
          </table:table-cell>
          <table:table-cell office:value-type="float" office:value="10321" table:style-name="ce11">
            <text:p>10,321</text:p>
          </table:table-cell>
          <table:table-cell office:value-type="float" office:value="9921" table:style-name="ce10">
            <text:p>9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24" table:style-name="ce52">
            <text:p>33,024</text:p>
          </table:table-cell>
          <table:table-cell office:value-type="float" office:value="82662" table:style-name="ce11">
            <text:p>82,662</text:p>
          </table:table-cell>
          <table:table-cell office:value-type="float" office:value="41289" table:style-name="ce11">
            <text:p>41,289</text:p>
          </table:table-cell>
          <table:table-cell office:value-type="float" office:value="41373" table:style-name="ce10">
            <text:p>41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81" table:style-name="ce52">
            <text:p>7,381</text:p>
          </table:table-cell>
          <table:table-cell office:value-type="float" office:value="17213" table:style-name="ce11">
            <text:p>17,213</text:p>
          </table:table-cell>
          <table:table-cell office:value-type="float" office:value="9135" table:style-name="ce11">
            <text:p>9,135</text:p>
          </table:table-cell>
          <table:table-cell office:value-type="float" office:value="8078" table:style-name="ce10">
            <text:p>8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56" table:style-name="ce52">
            <text:p>4,956</text:p>
          </table:table-cell>
          <table:table-cell office:value-type="float" office:value="12082" table:style-name="ce11">
            <text:p>12,082</text:p>
          </table:table-cell>
          <table:table-cell office:value-type="float" office:value="6414" table:style-name="ce11">
            <text:p>6,414</text:p>
          </table:table-cell>
          <table:table-cell office:value-type="float" office:value="5668" table:style-name="ce10">
            <text:p>5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7" table:style-name="ce52">
            <text:p>1,687</text:p>
          </table:table-cell>
          <table:table-cell office:value-type="float" office:value="4342" table:style-name="ce11">
            <text:p>4,342</text:p>
          </table:table-cell>
          <table:table-cell office:value-type="float" office:value="2430" table:style-name="ce11">
            <text:p>2,430</text:p>
          </table:table-cell>
          <table:table-cell office:value-type="float" office:value="1912" table:style-name="ce10">
            <text:p>1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75" table:style-name="ce52">
            <text:p>4,775</text:p>
          </table:table-cell>
          <table:table-cell office:value-type="float" office:value="11041" table:style-name="ce11">
            <text:p>11,041</text:p>
          </table:table-cell>
          <table:table-cell office:value-type="float" office:value="5897" table:style-name="ce11">
            <text:p>5,897</text:p>
          </table:table-cell>
          <table:table-cell office:value-type="float" office:value="5144" table:style-name="ce10">
            <text:p>5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8" table:style-name="ce52">
            <text:p>4,058</text:p>
          </table:table-cell>
          <table:table-cell office:value-type="float" office:value="9749" table:style-name="ce11">
            <text:p>9,749</text:p>
          </table:table-cell>
          <table:table-cell office:value-type="float" office:value="5301" table:style-name="ce11">
            <text:p>5,301</text:p>
          </table:table-cell>
          <table:table-cell office:value-type="float" office:value="4448" table:style-name="ce10">
            <text:p>4,4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089" table:style-name="ce52">
            <text:p>5,089</text:p>
          </table:table-cell>
          <table:table-cell office:value-type="float" office:value="16758" table:style-name="ce11">
            <text:p>16,758</text:p>
          </table:table-cell>
          <table:table-cell office:value-type="float" office:value="8613" table:style-name="ce11">
            <text:p>8,613</text:p>
          </table:table-cell>
          <table:table-cell office:value-type="float" office:value="8145" table:style-name="ce10">
            <text:p>8,1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5" table:style-name="ce52">
            <text:p>2,125</text:p>
          </table:table-cell>
          <table:table-cell office:value-type="float" office:value="6149" table:style-name="ce11">
            <text:p>6,149</text:p>
          </table:table-cell>
          <table:table-cell office:value-type="float" office:value="3239" table:style-name="ce11">
            <text:p>3,239</text:p>
          </table:table-cell>
          <table:table-cell office:value-type="float" office:value="2910" table:style-name="ce10">
            <text:p>2,9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21" table:style-name="ce53">
            <text:p>1,721</text:p>
          </table:table-cell>
          <table:table-cell office:value-type="float" office:value="5994" table:style-name="ce18">
            <text:p>5,994</text:p>
          </table:table-cell>
          <table:table-cell office:value-type="float" office:value="3279" table:style-name="ce18">
            <text:p>3,279</text:p>
          </table:table-cell>
          <table:table-cell office:value-type="float" office:value="2715" table:style-name="ce17">
            <text:p>2,71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367" table:style-name="ce71">
            <text:p>42,367</text:p>
          </table:table-cell>
          <table:table-cell office:value-type="float" office:value="106238" table:style-name="ce79">
            <text:p>106,238</text:p>
          </table:table-cell>
          <table:table-cell office:value-type="float" office:value="54588" table:style-name="ce79">
            <text:p>54,588</text:p>
          </table:table-cell>
          <table:table-cell office:value-type="float" office:value="51650" table:style-name="ce73">
            <text:p>51,6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895" table:style-name="ce52">
            <text:p>25,895</text:p>
          </table:table-cell>
          <table:table-cell office:value-type="float" office:value="63164" table:style-name="ce11">
            <text:p>63,164</text:p>
          </table:table-cell>
          <table:table-cell office:value-type="float" office:value="32116" table:style-name="ce11">
            <text:p>32,116</text:p>
          </table:table-cell>
          <table:table-cell office:value-type="float" office:value="31048" table:style-name="ce10">
            <text:p>3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45" table:style-name="ce52">
            <text:p>6,245</text:p>
          </table:table-cell>
          <table:table-cell office:value-type="float" office:value="15506" table:style-name="ce11">
            <text:p>15,506</text:p>
          </table:table-cell>
          <table:table-cell office:value-type="float" office:value="8173" table:style-name="ce11">
            <text:p>8,173</text:p>
          </table:table-cell>
          <table:table-cell office:value-type="float" office:value="7333" table:style-name="ce10">
            <text:p>7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01" table:style-name="ce52">
            <text:p>3,601</text:p>
          </table:table-cell>
          <table:table-cell office:value-type="float" office:value="9947" table:style-name="ce11">
            <text:p>9,947</text:p>
          </table:table-cell>
          <table:table-cell office:value-type="float" office:value="5106" table:style-name="ce11">
            <text:p>5,106</text:p>
          </table:table-cell>
          <table:table-cell office:value-type="float" office:value="4841" table:style-name="ce10">
            <text:p>4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100" table:style-name="ce52">
            <text:p>3,100</text:p>
          </table:table-cell>
          <table:table-cell office:value-type="float" office:value="8326" table:style-name="ce11">
            <text:p>8,326</text:p>
          </table:table-cell>
          <table:table-cell office:value-type="float" office:value="4284" table:style-name="ce11">
            <text:p>4,284</text:p>
          </table:table-cell>
          <table:table-cell office:value-type="float" office:value="4042" table:style-name="ce10">
            <text:p>4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39" table:style-name="ce52">
            <text:p>2,039</text:p>
          </table:table-cell>
          <table:table-cell office:value-type="float" office:value="5441" table:style-name="ce11">
            <text:p>5,441</text:p>
          </table:table-cell>
          <table:table-cell office:value-type="float" office:value="2934" table:style-name="ce11">
            <text:p>2,934</text:p>
          </table:table-cell>
          <table:table-cell office:value-type="float" office:value="2507" table:style-name="ce10">
            <text:p>2,50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87" table:style-name="ce53">
            <text:p>1,487</text:p>
          </table:table-cell>
          <table:table-cell office:value-type="float" office:value="3854" table:style-name="ce18">
            <text:p>3,854</text:p>
          </table:table-cell>
          <table:table-cell office:value-type="float" office:value="1975" table:style-name="ce18">
            <text:p>1,975</text:p>
          </table:table-cell>
          <table:table-cell office:value-type="float" office:value="1879" table:style-name="ce17">
            <text:p>1,87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5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6068" table:style-name="ce71">
            <text:p>156,068</text:p>
          </table:table-cell>
          <table:table-cell office:value-type="float" office:value="361320" table:style-name="ce79">
            <text:p>361,320</text:p>
          </table:table-cell>
          <table:table-cell office:value-type="float" office:value="180096" table:style-name="ce79">
            <text:p>180,096</text:p>
          </table:table-cell>
          <table:table-cell office:value-type="float" office:value="181224" table:style-name="ce73">
            <text:p>181,22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3053" table:style-name="ce52">
            <text:p>23,053</text:p>
          </table:table-cell>
          <table:table-cell office:value-type="float" office:value="50449" table:style-name="ce11">
            <text:p>50,449</text:p>
          </table:table-cell>
          <table:table-cell office:value-type="float" office:value="25612" table:style-name="ce11">
            <text:p>25,612</text:p>
          </table:table-cell>
          <table:table-cell office:value-type="float" office:value="24837" table:style-name="ce10">
            <text:p>24,83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2035" table:style-name="ce52">
            <text:p>22,035</text:p>
          </table:table-cell>
          <table:table-cell office:value-type="float" office:value="53062" table:style-name="ce11">
            <text:p>53,062</text:p>
          </table:table-cell>
          <table:table-cell office:value-type="float" office:value="26490" table:style-name="ce11">
            <text:p>26,490</text:p>
          </table:table-cell>
          <table:table-cell office:value-type="float" office:value="26572" table:style-name="ce10">
            <text:p>26,57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22" table:style-name="ce52">
            <text:p>16,222</text:p>
          </table:table-cell>
          <table:table-cell office:value-type="float" office:value="38155" table:style-name="ce11">
            <text:p>38,155</text:p>
          </table:table-cell>
          <table:table-cell office:value-type="float" office:value="19046" table:style-name="ce11">
            <text:p>19,046</text:p>
          </table:table-cell>
          <table:table-cell office:value-type="float" office:value="19109" table:style-name="ce10">
            <text:p>19,10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773" table:style-name="ce52">
            <text:p>18,773</text:p>
          </table:table-cell>
          <table:table-cell office:value-type="float" office:value="41322" table:style-name="ce11">
            <text:p>41,322</text:p>
          </table:table-cell>
          <table:table-cell office:value-type="float" office:value="20313" table:style-name="ce11">
            <text:p>20,313</text:p>
          </table:table-cell>
          <table:table-cell office:value-type="float" office:value="21009" table:style-name="ce10">
            <text:p>21,00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150" table:style-name="ce52">
            <text:p>19,150</text:p>
          </table:table-cell>
          <table:table-cell office:value-type="float" office:value="45292" table:style-name="ce11">
            <text:p>45,292</text:p>
          </table:table-cell>
          <table:table-cell office:value-type="float" office:value="22967" table:style-name="ce11">
            <text:p>22,967</text:p>
          </table:table-cell>
          <table:table-cell office:value-type="float" office:value="22325" table:style-name="ce10">
            <text:p>22,32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19" table:style-name="ce52">
            <text:p>34,019</text:p>
          </table:table-cell>
          <table:table-cell office:value-type="float" office:value="80346" table:style-name="ce11">
            <text:p>80,346</text:p>
          </table:table-cell>
          <table:table-cell office:value-type="float" office:value="39791" table:style-name="ce11">
            <text:p>39,791</text:p>
          </table:table-cell>
          <table:table-cell office:value-type="float" office:value="40555" table:style-name="ce10">
            <text:p>40,55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816" table:style-name="ce53">
            <text:p>22,816</text:p>
          </table:table-cell>
          <table:table-cell office:value-type="float" office:value="52694" table:style-name="ce18">
            <text:p>52,694</text:p>
          </table:table-cell>
          <table:table-cell office:value-type="float" office:value="25877" table:style-name="ce18">
            <text:p>25,877</text:p>
          </table:table-cell>
          <table:table-cell office:value-type="float" office:value="26817" table:style-name="ce17">
            <text:p>26,817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297" table:style-name="ce71">
            <text:p>174,297</text:p>
          </table:table-cell>
          <table:table-cell office:value-type="float" office:value="450347" table:style-name="ce79">
            <text:p>450,347</text:p>
          </table:table-cell>
          <table:table-cell office:value-type="float" office:value="222335" table:style-name="ce79">
            <text:p>222,335</text:p>
          </table:table-cell>
          <table:table-cell office:value-type="float" office:value="228012" table:style-name="ce73">
            <text:p>228,0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529" table:style-name="ce52">
            <text:p>85,529</text:p>
          </table:table-cell>
          <table:table-cell office:value-type="float" office:value="220735" table:style-name="ce11">
            <text:p>220,735</text:p>
          </table:table-cell>
          <table:table-cell office:value-type="float" office:value="108832" table:style-name="ce11">
            <text:p>108,832</text:p>
          </table:table-cell>
          <table:table-cell office:value-type="float" office:value="111903" table:style-name="ce10">
            <text:p>111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894" table:style-name="ce52">
            <text:p>59,894</text:p>
          </table:table-cell>
          <table:table-cell office:value-type="float" office:value="151348" table:style-name="ce11">
            <text:p>151,348</text:p>
          </table:table-cell>
          <table:table-cell office:value-type="float" office:value="73789" table:style-name="ce11">
            <text:p>73,789</text:p>
          </table:table-cell>
          <table:table-cell office:value-type="float" office:value="77559" table:style-name="ce10">
            <text:p>77,55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874" table:style-name="ce53">
            <text:p>28,874</text:p>
          </table:table-cell>
          <table:table-cell office:value-type="float" office:value="78264" table:style-name="ce18">
            <text:p>78,264</text:p>
          </table:table-cell>
          <table:table-cell office:value-type="float" office:value="39714" table:style-name="ce18">
            <text:p>39,714</text:p>
          </table:table-cell>
          <table:table-cell office:value-type="float" office:value="38550" table:style-name="ce17">
            <text:p>38,55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776" table:style-name="ce71">
            <text:p>101,776</text:p>
          </table:table-cell>
          <table:table-cell office:value-type="float" office:value="262983" table:style-name="ce79">
            <text:p>262,983</text:p>
          </table:table-cell>
          <table:table-cell office:value-type="float" office:value="126781" table:style-name="ce79">
            <text:p>126,781</text:p>
          </table:table-cell>
          <table:table-cell office:value-type="float" office:value="136202" table:style-name="ce73">
            <text:p>136,2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15" table:style-name="ce52">
            <text:p>46,115</text:p>
          </table:table-cell>
          <table:table-cell office:value-type="float" office:value="118103" table:style-name="ce11">
            <text:p>118,103</text:p>
          </table:table-cell>
          <table:table-cell office:value-type="float" office:value="56353" table:style-name="ce11">
            <text:p>56,353</text:p>
          </table:table-cell>
          <table:table-cell office:value-type="float" office:value="61750" table:style-name="ce10">
            <text:p>61,75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661" table:style-name="ce53">
            <text:p>55,661</text:p>
          </table:table-cell>
          <table:table-cell office:value-type="float" office:value="144880" table:style-name="ce18">
            <text:p>144,880</text:p>
          </table:table-cell>
          <table:table-cell office:value-type="float" office:value="70428" table:style-name="ce18">
            <text:p>70,428</text:p>
          </table:table-cell>
          <table:table-cell office:value-type="float" office:value="74452" table:style-name="ce17">
            <text:p>74,45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41" table:style-name="ce71">
            <text:p>42,641</text:p>
          </table:table-cell>
          <table:table-cell office:value-type="float" office:value="140323" table:style-name="ce79">
            <text:p>140,323</text:p>
          </table:table-cell>
          <table:table-cell office:value-type="float" office:value="69687" table:style-name="ce79">
            <text:p>69,687</text:p>
          </table:table-cell>
          <table:table-cell office:value-type="float" office:value="70636" table:style-name="ce73">
            <text:p>70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24" table:style-name="ce52">
            <text:p>13,224</text:p>
          </table:table-cell>
          <table:table-cell office:value-type="float" office:value="42244" table:style-name="ce11">
            <text:p>42,244</text:p>
          </table:table-cell>
          <table:table-cell office:value-type="float" office:value="20934" table:style-name="ce11">
            <text:p>20,934</text:p>
          </table:table-cell>
          <table:table-cell office:value-type="float" office:value="21310" table:style-name="ce10">
            <text:p>21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608" table:style-name="ce52">
            <text:p>9,608</text:p>
          </table:table-cell>
          <table:table-cell office:value-type="float" office:value="30501" table:style-name="ce11">
            <text:p>30,501</text:p>
          </table:table-cell>
          <table:table-cell office:value-type="float" office:value="15206" table:style-name="ce11">
            <text:p>15,206</text:p>
          </table:table-cell>
          <table:table-cell office:value-type="float" office:value="15295" table:style-name="ce10">
            <text:p>15,2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45" table:style-name="ce52">
            <text:p>6,545</text:p>
          </table:table-cell>
          <table:table-cell office:value-type="float" office:value="20616" table:style-name="ce11">
            <text:p>20,616</text:p>
          </table:table-cell>
          <table:table-cell office:value-type="float" office:value="10084" table:style-name="ce11">
            <text:p>10,084</text:p>
          </table:table-cell>
          <table:table-cell office:value-type="float" office:value="10532" table:style-name="ce10">
            <text:p>10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881" table:style-name="ce52">
            <text:p>9,881</text:p>
          </table:table-cell>
          <table:table-cell office:value-type="float" office:value="33713" table:style-name="ce11">
            <text:p>33,713</text:p>
          </table:table-cell>
          <table:table-cell office:value-type="float" office:value="16871" table:style-name="ce11">
            <text:p>16,871</text:p>
          </table:table-cell>
          <table:table-cell office:value-type="float" office:value="16842" table:style-name="ce10">
            <text:p>16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51" table:style-name="ce52">
            <text:p>3,251</text:p>
          </table:table-cell>
          <table:table-cell office:value-type="float" office:value="12578" table:style-name="ce11">
            <text:p>12,578</text:p>
          </table:table-cell>
          <table:table-cell office:value-type="float" office:value="6247" table:style-name="ce11">
            <text:p>6,247</text:p>
          </table:table-cell>
          <table:table-cell office:value-type="float" office:value="6331" table:style-name="ce10">
            <text:p>6,33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71" table:style-name="ce18">
            <text:p>671</text:p>
          </table:table-cell>
          <table:table-cell office:value-type="float" office:value="345" table:style-name="ce18">
            <text:p>345</text:p>
          </table:table-cell>
          <table:table-cell office:value-type="float" office:value="326" table:style-name="ce17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5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88" table:style-name="ce71">
            <text:p>3,588</text:p>
          </table:table-cell>
          <table:table-cell office:value-type="float" office:value="13782" table:style-name="ce79">
            <text:p>13,782</text:p>
          </table:table-cell>
          <table:table-cell office:value-type="float" office:value="7990" table:style-name="ce79">
            <text:p>7,990</text:p>
          </table:table-cell>
          <table:table-cell office:value-type="float" office:value="5792" table:style-name="ce73">
            <text:p>5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29" table:style-name="ce52">
            <text:p>2,029</text:p>
          </table:table-cell>
          <table:table-cell office:value-type="float" office:value="7714" table:style-name="ce11">
            <text:p>7,714</text:p>
          </table:table-cell>
          <table:table-cell office:value-type="float" office:value="4337" table:style-name="ce11">
            <text:p>4,337</text:p>
          </table:table-cell>
          <table:table-cell office:value-type="float" office:value="3377" table:style-name="ce10">
            <text:p>3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70" table:style-name="ce52">
            <text:p>870</text:p>
          </table:table-cell>
          <table:table-cell office:value-type="float" office:value="3084" table:style-name="ce11">
            <text:p>3,084</text:p>
          </table:table-cell>
          <table:table-cell office:value-type="float" office:value="1791" table:style-name="ce11">
            <text:p>1,791</text:p>
          </table:table-cell>
          <table:table-cell office:value-type="float" office:value="1293" table:style-name="ce10">
            <text:p>1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31" table:style-name="ce52">
            <text:p>331</text:p>
          </table:table-cell>
          <table:table-cell office:value-type="float" office:value="1484" table:style-name="ce11">
            <text:p>1,484</text:p>
          </table:table-cell>
          <table:table-cell office:value-type="float" office:value="938" table:style-name="ce11">
            <text:p>938</text:p>
          </table:table-cell>
          <table:table-cell office:value-type="float" office:value="546" table:style-name="ce10">
            <text:p>54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8" table:style-name="ce53">
            <text:p>358</text:p>
          </table:table-cell>
          <table:table-cell office:value-type="float" office:value="1500" table:style-name="ce18">
            <text:p>1,500</text:p>
          </table:table-cell>
          <table:table-cell office:value-type="float" office:value="924" table:style-name="ce18">
            <text:p>924</text:p>
          </table:table-cell>
          <table:table-cell office:value-type="float" office:value="576" table:style-name="ce17">
            <text:p>57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user</meta:initial-creator>
    <dc:creator>盧怡婷</dc:creator>
    <meta:creation-date>1998-03-06T04:37:15Z</meta:creation-date>
    <dc:date>2022-06-01T11:03:59Z</dc:date>
    <meta:print-date>2020-06-02T06:30:47Z</meta:print-date>
  </office:meta>
</office:document-meta>
</file>